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2" svg:font-family="'Ubuntu Mono'" style:font-pitch="fixed"/>
    <style:font-face style:name="MS Gothic" svg:font-family="'MS Gothic'" style:font-pitch="variable"/>
    <style:font-face style:name="Tahoma1" svg:font-family="Tahoma" style:font-pitch="variable"/>
    <style:font-face style:name="Ubuntu Mono" svg:font-family="'Ubuntu Mono'" style:font-pitch="variable"/>
    <style:font-face style:name="Ubuntu Mono1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7c7c" draw:marker-start-width="0.276cm" draw:marker-end-width="0.276cm" draw:fill-color="#03cea4" draw:textarea-horizontal-align="justify" draw:textarea-vertical-align="middle" draw:auto-grow-height="false" fo:min-height="0.335cm" fo:min-width="0cm" fo:padding-top="0cm" fo:padding-bottom="0cm" fo:padding-left="0cm" fo:padding-right="0cm"/>
    </style:style>
    <style:style style:name="gr2" style:family="graphic" style:parent-style-name="standard">
      <style:graphic-properties svg:stroke-width="0.051cm" svg:stroke-color="#007c7c" draw:marker-start-width="0.276cm" draw:marker-end-width="0.276cm" draw:fill-color="#03cea4" draw:textarea-horizontal-align="justify" draw:textarea-vertical-align="middle" draw:auto-grow-height="false" fo:min-height="0.635cm" fo:min-width="0.508cm" fo:padding-top="0cm" fo:padding-bottom="0cm" fo:padding-left="0cm" fo:padding-right="0cm"/>
    </style:style>
    <style:style style:name="gr3" style:family="graphic" style:parent-style-name="standard">
      <style:graphic-properties svg:stroke-width="0.051cm" svg:stroke-color="#9e004f" draw:marker-start-width="0.276cm" draw:marker-end-width="0.276cm" draw:fill-color="#e40066" draw:textarea-horizontal-align="justify" draw:textarea-vertical-align="middle" draw:auto-grow-height="false" fo:min-height="0.635cm" fo:min-width="0.508cm" fo:padding-top="0cm" fo:padding-bottom="0cm" fo:padding-left="0cm" fo:padding-right="0cm"/>
    </style:style>
    <style:style style:name="gr4" style:family="graphic" style:parent-style-name="objectwithoutfill">
      <style:graphic-properties svg:stroke-width="0.051cm" svg:stroke-color="#333333" draw:marker-start-width="0.276cm" draw:marker-end="Arrow" draw:marker-end-width="0.254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26cm" svg:stroke-color="#800000" draw:marker-start-width="0.3cm" draw:marker-start-center="false" draw:marker-end-width="0.3cm" draw:marker-end-center="false" draw:stroke-linejoin="miter" draw:fill="solid" draw:fill-color="#005da4" draw:secondary-fill-color="#ff00ff" draw:textarea-horizontal-align="center" draw:textarea-vertical-align="middle" draw:auto-grow-height="false" draw:fit-to-size="false" style:shrink-to-fit="false" fo:min-height="5.929cm" fo:min-width="5.691cm" fo:padding-top="0.131cm" fo:padding-bottom="0.131cm" fo:padding-left="0.25cm" fo:padding-right="0.25cm" fo:wrap-option="wrap" draw:shadow="hidden" draw:shadow-offset-x="-3.998cm" draw:shadow-offset-y="0cm" draw:shadow-color="#ff8080" draw:shadow-opacity="40%"/>
    </style:style>
    <style:style style:name="gr6" style:family="graphic" style:parent-style-name="standard">
      <style:graphic-properties draw:stroke="none" svg:stroke-width="0.026cm" svg:stroke-color="#800000" draw:marker-start-width="0.3cm" draw:marker-start-center="false" draw:marker-end-width="0.3cm" draw:marker-end-center="false" draw:stroke-linejoin="miter" draw:fill="solid" draw:fill-color="#c5000b" draw:secondary-fill-color="#ff00ff" draw:textarea-horizontal-align="center" draw:textarea-vertical-align="middle" draw:auto-grow-height="false" draw:fit-to-size="false" style:shrink-to-fit="false" fo:min-height="4.946cm" fo:min-width="4.708cm" fo:padding-top="0.131cm" fo:padding-bottom="0.131cm" fo:padding-left="0.25cm" fo:padding-right="0.25cm" fo:wrap-option="wrap" draw:shadow="hidden" draw:shadow-offset-x="-3.998cm" draw:shadow-offset-y="0cm" draw:shadow-color="#ff8080" draw:shadow-opacity="40%"/>
    </style:style>
    <style:style style:name="gr7" style:family="graphic" style:parent-style-name="standard">
      <style:graphic-properties svg:stroke-width="0.051cm" svg:stroke-color="#333333" draw:marker-start-width="0.276cm" draw:marker-end="Arrow" draw:marker-end-width="0.254cm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2.538cm"/>
    </style:style>
    <style:style style:name="gr9" style:family="graphic" style:parent-style-name="standard">
      <style:graphic-properties svg:stroke-width="0.051cm" svg:stroke-color="#7c7c00" draw:marker-start-width="0.276cm" draw:marker-end-width="0.276cm" draw:fill="solid" draw:fill-color="#eac435" draw:textarea-horizontal-align="justify" draw:textarea-vertical-align="middle" draw:auto-grow-height="false" fo:min-height="0.635cm" fo:min-width="0.508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38cm"/>
    </style:style>
    <style:style style:name="gr12" style:family="graphic" style:parent-style-name="standard">
      <style:graphic-properties svg:stroke-width="0.051cm" svg:stroke-color="#9e004f" draw:marker-start-width="0.276cm" draw:marker-end-width="0.276cm" draw:fill="solid" draw:fill-color="#e40066" draw:textarea-horizontal-align="justify" draw:textarea-vertical-align="middle" draw:auto-grow-height="false" fo:min-height="0.635cm" fo:min-width="0.508cm" fo:padding-top="0cm" fo:padding-bottom="0cm" fo:padding-left="0cm" fo:padding-right="0cm"/>
    </style:style>
    <style:style style:name="P1" style:family="paragraph">
      <style:paragraph-properties fo:text-align="center"/>
      <style:text-properties fo:color="#ffffff" style:font-name="Ubuntu Mono2" fo:font-size="20pt" style:font-size-asian="24pt" style:font-size-complex="24pt"/>
    </style:style>
    <style:style style:name="P2" style:family="paragraph">
      <loext:graphic-properties draw:fill-color="#03cea4"/>
      <style:paragraph-properties fo:text-align="center"/>
      <style:text-properties fo:color="#ffffff" style:font-name="Ubuntu Mono2" fo:font-size="20pt" fo:font-weight="normal" style:font-size-asian="24pt" style:font-weight-asian="normal" style:font-size-complex="24pt" style:font-weight-complex="normal"/>
    </style:style>
    <style:style style:name="P3" style:family="paragraph">
      <style:paragraph-properties fo:text-align="center"/>
      <style:text-properties fo:color="#ffffff" style:font-name="Ubuntu Mono2"/>
    </style:style>
    <style:style style:name="P4" style:family="paragraph">
      <loext:graphic-properties draw:fill-color="#e40066"/>
      <style:paragraph-properties fo:text-align="center"/>
      <style:text-properties fo:color="#ffffff" style:font-name="Ubuntu Mono2" fo:font-size="20pt" fo:font-weight="normal" style:font-size-asian="24pt" style:font-weight-asian="normal" style:font-size-complex="24pt" style:font-weight-complex="normal"/>
    </style:style>
    <style:style style:name="P5" style:family="paragraph">
      <loext:graphic-properties draw:fill="none"/>
      <style:paragraph-properties fo:text-align="center"/>
      <style:text-properties style:font-name="Ubuntu Mono2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Ubuntu Mono2"/>
    </style:style>
    <style:style style:name="P7" style:family="paragraph">
      <loext:graphic-properties draw:fill="solid" draw:fill-color="#005da4" draw:secondary-fill-color="#ff00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Ubuntu Mono2" fo:font-size="16pt" fo:font-style="normal" fo:text-shadow="none" style:text-underline-style="solid" style:text-underline-width="auto" style:text-underline-color="font-color" fo:font-weight="bold" style:letter-kerning="true" style:font-name-asian="MS Gothic" style:font-size-asian="16pt" style:font-style-asian="normal" style:font-weight-asian="bold" style:font-name-complex="Tahoma1" style:font-size-complex="16pt" style:font-style-complex="normal" style:font-weight-complex="bold" style:text-emphasize="none" style:text-scale="150%" style:font-relief="none" style:text-overline-style="none" style:text-overline-color="font-color"/>
    </style:style>
    <style:style style:name="P8" style:family="paragraph">
      <loext:graphic-properties draw:fill="solid" draw:fill-color="#c5000b" draw:secondary-fill-color="#ff00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c5000b" style:text-outline="false" style:text-line-through-style="none" style:text-line-through-type="none" style:text-position="0% 100%" style:font-name="Ubuntu Mono2" fo:font-size="16pt" fo:font-style="normal" fo:text-shadow="none" style:text-underline-style="none" fo:font-weight="bold" style:letter-kerning="true" style:font-name-asian="MS Gothic" style:font-size-asian="16pt" style:font-style-asian="normal" style:font-weight-asian="bold" style:font-name-complex="Tahoma1" style:font-size-complex="16pt" style:font-style-complex="normal" style:font-weight-complex="bold" style:text-emphasize="none" style:text-scale="150%" style:font-relief="none" style:text-overline-style="none" style:text-overline-color="font-color"/>
    </style:style>
    <style:style style:name="P9" style:family="paragraph">
      <style:paragraph-properties fo:text-align="center"/>
      <style:text-properties style:font-name="Ubuntu Mono2"/>
    </style:style>
    <style:style style:name="P10" style:family="paragraph">
      <loext:graphic-properties draw:fill="none" draw:fill-color="#ffffff"/>
      <style:paragraph-properties fo:text-align="center"/>
      <style:text-properties style:font-name="Ubuntu Mono2"/>
    </style:style>
    <style:style style:name="P11" style:family="paragraph">
      <loext:graphic-properties draw:fill="solid" draw:fill-color="#eac435"/>
      <style:paragraph-properties fo:text-align="center"/>
      <style:text-properties fo:color="#ffffff" style:font-name="Ubuntu Mono2" fo:font-size="20pt" fo:font-weight="normal" style:font-size-asian="24pt" style:font-weight-asian="normal" style:font-size-complex="24pt" style:font-weight-complex="normal"/>
    </style:style>
    <style:style style:name="P12" style:family="paragraph">
      <style:text-properties style:font-name="Ubuntu Mono2"/>
    </style:style>
    <style:style style:name="P13" style:family="paragraph">
      <loext:graphic-properties draw:fill="none" draw:fill-color="#ffffff"/>
      <style:text-properties style:font-name="Ubuntu Mono2"/>
    </style:style>
    <style:style style:name="P14" style:family="paragraph">
      <loext:graphic-properties draw:fill="solid" draw:fill-color="#e40066"/>
      <style:paragraph-properties fo:text-align="center"/>
      <style:text-properties fo:color="#ffffff" style:font-name="Ubuntu Mono2" fo:font-size="20pt" fo:font-weight="normal" style:font-size-asian="24pt" style:font-weight-asian="normal" style:font-size-complex="2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0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solid" style:text-underline-width="auto" style:text-underline-color="font-color" fo:font-weight="bold" style:letter-kerning="true" style:font-name-asian="MS Gothic" style:font-size-asian="16pt" style:font-style-asian="normal" style:font-weight-asian="bold" style:font-name-complex="Tahoma1" style:font-size-complex="16pt" style:font-style-complex="normal" style:font-weight-complex="bold" style:text-emphasize="none" style:text-scale="90%" style:font-relief="none" style:text-overline-style="none" style:text-overline-color="font-color"/>
    </style:style>
    <style:style style:name="T4" style:family="text">
      <style:text-properties fo:color="#c5000b" style:text-outline="false" style:text-line-through-style="none" style:text-line-through-type="none" style:text-position="0% 100%" fo:font-size="16pt" fo:font-style="normal" fo:text-shadow="none" style:text-underline-style="none" fo:font-weight="bold" style:letter-kerning="true" style:font-name-asian="MS Gothic" style:font-size-asian="16pt" style:font-style-asian="normal" style:font-weight-asian="bold" style:font-name-complex="Tahoma1" style:font-size-complex="16pt" style:font-style-complex="normal" style:font-weight-complex="bold" style:text-emphasize="none" style:text-scale="90%" style:font-relief="none" style:text-overline-style="none" style:text-overline-color="font-color"/>
    </style:style>
    <style:style style:name="T5" style:family="text">
      <style:text-properties fo:color="#ffffff" fo:font-size="20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508cm" svg:height="0.635cm" svg:x="2.524cm" svg:y="2.494cm">
          <text:p text:style-name="P1"><text:span text:style-name="T1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0.508cm" svg:height="0.635cm" svg:x="3.032cm" svg:y="2.494cm">
          <text:p text:style-name="P1"><text:span text:style-name="T1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0.508cm" svg:height="0.635cm" svg:x="3.54cm" svg:y="2.494cm">
          <text:p text:style-name="P1"><text:span text:style-name="T1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4.048cm" svg:y="2.494cm">
          <text:p text:style-name="P1"><text:span text:style-name="T1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4.556cm" svg:y="2.494cm">
          <text:p text:style-name="P1"><text:span text:style-name="T1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5.064cm" svg:y="2.494cm">
          <text:p text:style-name="P1"><text:span text:style-name="T1">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5.572cm" svg:y="2.494cm">
          <text:p text:style-name="P1"><text:span text:style-name="T1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6.08cm" svg:y="2.494cm">
          <text:p text:style-name="P1"><text:span text:style-name="T1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6.588cm" svg:y="2.494cm">
          <text:p text:style-name="P1"><text:span text:style-name="T1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7.096cm" svg:y="2.494cm">
          <text:p text:style-name="P1"><text:span text:style-name="T1">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7.604cm" svg:y="2.494cm">
          <text:p text:style-name="P1"><text:span text:style-name="T1">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8.112cm" svg:y="2.494cm">
          <text:p text:style-name="P1"><text:span text:style-name="T1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8.62cm" svg:y="2.494cm">
          <text:p text:style-name="P1"><text:span text:style-name="T1">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9.128cm" svg:y="2.494cm">
          <text:p text:style-name="P1"><text:span text:style-name="T1">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9.636cm" svg:y="2.494cm">
          <text:p text:style-name="P1"><text:span text:style-name="T1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0.144cm" svg:y="2.494cm">
          <text:p text:style-name="P1"><text:span text:style-name="T1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0.652cm" svg:y="2.494cm">
          <text:p text:style-name="P1"><text:span text:style-name="T1">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1.16cm" svg:y="2.494cm">
          <text:p text:style-name="P1"><text:span text:style-name="T1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1.668cm" svg:y="2.494cm">
          <text:p text:style-name="P1"><text:span text:style-name="T1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2.176cm" svg:y="2.494cm">
          <text:p text:style-name="P1"><text:span text:style-name="T1">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2.684cm" svg:y="2.494cm">
          <text:p text:style-name="P1"><text:span text:style-name="T1">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3.192cm" svg:y="2.494cm">
          <text:p text:style-name="P1"><text:span text:style-name="T1">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3.7cm" svg:y="2.494cm">
          <text:p text:style-name="P1"><text:span text:style-name="T1">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4.208cm" svg:y="2.494cm">
          <text:p text:style-name="P1"><text:span text:style-name="T1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4.716cm" svg:y="2.494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5.224cm" svg:y="2.494cm">
          <text:p text:style-name="P1"><text:span text:style-name="T1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5.732cm" svg:y="3.764cm">
          <text:p text:style-name="P3"><text:span text:style-name="T2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2" draw:id="id2" draw:layer="layout" svg:width="0.508cm" svg:height="0.635cm" svg:x="3.032cm" svg:y="3.764cm">
          <text:p text:style-name="P3"><text:span text:style-name="T2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4" draw:id="id4" draw:layer="layout" svg:width="0.508cm" svg:height="0.635cm" svg:x="3.54cm" svg:y="3.764cm">
          <text:p text:style-name="P3"><text:span text:style-name="T2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6" draw:id="id6" draw:layer="layout" svg:width="0.508cm" svg:height="0.635cm" svg:x="4.048cm" svg:y="3.764cm">
          <text:p text:style-name="P3"><text:span text:style-name="T2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4.556cm" svg:y="3.764cm">
          <text:p text:style-name="P3"><text:span text:style-name="T2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5.064cm" svg:y="3.764cm">
          <text:p text:style-name="P3"><text:span text:style-name="T2">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5.572cm" svg:y="3.764cm">
          <text:p text:style-name="P3"><text:span text:style-name="T2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6.08cm" svg:y="3.764cm">
          <text:p text:style-name="P3"><text:span text:style-name="T2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6.588cm" svg:y="3.764cm">
          <text:p text:style-name="P3"><text:span text:style-name="T2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7.096cm" svg:y="3.764cm">
          <text:p text:style-name="P3"><text:span text:style-name="T2">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7.604cm" svg:y="3.764cm">
          <text:p text:style-name="P3"><text:span text:style-name="T2">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8.112cm" svg:y="3.764cm">
          <text:p text:style-name="P3"><text:span text:style-name="T2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8.62cm" svg:y="3.764cm">
          <text:p text:style-name="P3"><text:span text:style-name="T2">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9.128cm" svg:y="3.764cm">
          <text:p text:style-name="P3"><text:span text:style-name="T2">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9.636cm" svg:y="3.764cm">
          <text:p text:style-name="P3"><text:span text:style-name="T2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0.144cm" svg:y="3.764cm">
          <text:p text:style-name="P3"><text:span text:style-name="T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0.652cm" svg:y="3.764cm">
          <text:p text:style-name="P3"><text:span text:style-name="T2">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1.16cm" svg:y="3.764cm">
          <text:p text:style-name="P3"><text:span text:style-name="T2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1.668cm" svg:y="3.764cm">
          <text:p text:style-name="P3"><text:span text:style-name="T2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2.176cm" svg:y="3.764cm">
          <text:p text:style-name="P3"><text:span text:style-name="T2">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2.684cm" svg:y="3.764cm">
          <text:p text:style-name="P3"><text:span text:style-name="T2">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3.192cm" svg:y="3.764cm">
          <text:p text:style-name="P3"><text:span text:style-name="T2">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3.7cm" svg:y="3.764cm">
          <text:p text:style-name="P3"><text:span text:style-name="T2">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4.208cm" svg:y="3.764cm">
          <text:p text:style-name="P3"><text:span text:style-name="T2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4.716cm" svg:y="3.764cm">
          <text:p text:style-name="P3"><text:span text:style-name="T2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5.224cm" svg:y="3.764cm">
          <text:p text:style-name="P3"><text:span text:style-name="T2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2.778cm" svg:y1="3.129cm" svg:x2="3.286cm" svg:y2="3.764cm" draw:start-shape="id1" draw:start-glue-point="6" draw:end-shape="id2" draw:end-glue-point="4" svg:d="M2778 3129l508 635" svg:viewBox="0 0 509 636">
          <text:p/>
        </draw:connector>
        <draw:connector draw:style-name="gr4" draw:text-style-name="P5" draw:layer="layout" draw:type="line" svg:x1="3.286cm" svg:y1="3.129cm" svg:x2="3.794cm" svg:y2="3.764cm" draw:start-shape="id3" draw:start-glue-point="6" draw:end-shape="id4" draw:end-glue-point="4" svg:d="M3286 3129l508 635" svg:viewBox="0 0 509 636">
          <text:p/>
        </draw:connector>
        <draw:connector draw:style-name="gr4" draw:text-style-name="P5" draw:layer="layout" draw:type="line" svg:x1="3.794cm" svg:y1="3.129cm" svg:x2="4.302cm" svg:y2="3.764cm" draw:start-shape="id5" draw:start-glue-point="6" draw:end-shape="id6" draw:end-glue-point="4" svg:d="M3794 3129l508 635" svg:viewBox="0 0 509 636">
          <text:p/>
        </draw:connector>
        <draw:connector draw:style-name="gr4" draw:text-style-name="P5" draw:layer="layout" draw:type="line" svg:x1="4.302cm" svg:y1="3.129cm" svg:x2="4.81cm" svg:y2="3.764cm" svg:d="M4302 3129l508 635" svg:viewBox="0 0 509 636">
          <text:p/>
        </draw:connector>
        <draw:connector draw:style-name="gr4" draw:text-style-name="P5" draw:layer="layout" draw:type="line" svg:x1="4.81cm" svg:y1="3.129cm" svg:x2="5.318cm" svg:y2="3.764cm" svg:d="M4810 3129l508 635" svg:viewBox="0 0 509 636">
          <text:p/>
        </draw:connector>
        <draw:connector draw:style-name="gr4" draw:text-style-name="P5" draw:layer="layout" draw:type="line" svg:x1="5.318cm" svg:y1="3.129cm" svg:x2="5.826cm" svg:y2="3.764cm" svg:d="M5318 3129l508 635" svg:viewBox="0 0 509 636">
          <text:p/>
        </draw:connector>
        <draw:connector draw:style-name="gr4" draw:text-style-name="P5" draw:layer="layout" draw:type="line" svg:x1="5.826cm" svg:y1="3.129cm" svg:x2="6.334cm" svg:y2="3.764cm" svg:d="M5826 3129l508 635" svg:viewBox="0 0 509 636">
          <text:p/>
        </draw:connector>
        <draw:connector draw:style-name="gr4" draw:text-style-name="P5" draw:layer="layout" draw:type="line" svg:x1="6.334cm" svg:y1="3.129cm" svg:x2="6.842cm" svg:y2="3.764cm" svg:d="M6334 3129l508 635" svg:viewBox="0 0 509 636">
          <text:p/>
        </draw:connector>
        <draw:connector draw:style-name="gr4" draw:text-style-name="P5" draw:layer="layout" draw:type="line" svg:x1="6.842cm" svg:y1="3.129cm" svg:x2="7.35cm" svg:y2="3.764cm" svg:d="M6842 3129l508 635" svg:viewBox="0 0 509 636">
          <text:p/>
        </draw:connector>
        <draw:connector draw:style-name="gr4" draw:text-style-name="P5" draw:layer="layout" draw:type="line" svg:x1="7.35cm" svg:y1="3.129cm" svg:x2="7.858cm" svg:y2="3.764cm" svg:d="M7350 3129l508 635" svg:viewBox="0 0 509 636">
          <text:p/>
        </draw:connector>
        <draw:connector draw:style-name="gr4" draw:text-style-name="P5" draw:layer="layout" draw:type="line" svg:x1="7.858cm" svg:y1="3.129cm" svg:x2="8.366cm" svg:y2="3.764cm" svg:d="M7858 3129l508 635" svg:viewBox="0 0 509 636">
          <text:p/>
        </draw:connector>
        <draw:connector draw:style-name="gr4" draw:text-style-name="P5" draw:layer="layout" draw:type="line" svg:x1="8.366cm" svg:y1="3.129cm" svg:x2="8.874cm" svg:y2="3.764cm" svg:d="M8366 3129l508 635" svg:viewBox="0 0 509 636">
          <text:p/>
        </draw:connector>
        <draw:connector draw:style-name="gr4" draw:text-style-name="P5" draw:layer="layout" draw:type="line" svg:x1="8.874cm" svg:y1="3.129cm" svg:x2="9.382cm" svg:y2="3.764cm" svg:d="M8874 3129l508 635" svg:viewBox="0 0 509 636">
          <text:p/>
        </draw:connector>
        <draw:connector draw:style-name="gr4" draw:text-style-name="P5" draw:layer="layout" draw:type="line" svg:x1="9.382cm" svg:y1="3.129cm" svg:x2="9.89cm" svg:y2="3.764cm" svg:d="M9382 3129l508 635" svg:viewBox="0 0 509 636">
          <text:p/>
        </draw:connector>
        <draw:connector draw:style-name="gr4" draw:text-style-name="P5" draw:layer="layout" draw:type="line" svg:x1="9.89cm" svg:y1="3.129cm" svg:x2="10.398cm" svg:y2="3.764cm" svg:d="M9890 3129l508 635" svg:viewBox="0 0 509 636">
          <text:p/>
        </draw:connector>
        <draw:connector draw:style-name="gr4" draw:text-style-name="P5" draw:layer="layout" draw:type="line" svg:x1="10.398cm" svg:y1="3.129cm" svg:x2="10.906cm" svg:y2="3.764cm" svg:d="M10398 3129l508 635" svg:viewBox="0 0 509 636">
          <text:p/>
        </draw:connector>
        <draw:connector draw:style-name="gr4" draw:text-style-name="P5" draw:layer="layout" draw:type="line" svg:x1="10.906cm" svg:y1="3.129cm" svg:x2="11.414cm" svg:y2="3.764cm" svg:d="M10906 3129l508 635" svg:viewBox="0 0 509 636">
          <text:p/>
        </draw:connector>
        <draw:connector draw:style-name="gr4" draw:text-style-name="P5" draw:layer="layout" draw:type="line" svg:x1="11.414cm" svg:y1="3.129cm" svg:x2="11.922cm" svg:y2="3.764cm" svg:d="M11414 3129l508 635" svg:viewBox="0 0 509 636">
          <text:p/>
        </draw:connector>
        <draw:connector draw:style-name="gr4" draw:text-style-name="P5" draw:layer="layout" draw:type="line" svg:x1="11.922cm" svg:y1="3.129cm" svg:x2="12.43cm" svg:y2="3.764cm" svg:d="M11922 3129l508 635" svg:viewBox="0 0 509 636">
          <text:p/>
        </draw:connector>
        <draw:connector draw:style-name="gr4" draw:text-style-name="P5" draw:layer="layout" draw:type="line" svg:x1="12.43cm" svg:y1="3.129cm" svg:x2="12.938cm" svg:y2="3.764cm" svg:d="M12430 3129l508 635" svg:viewBox="0 0 509 636">
          <text:p/>
        </draw:connector>
        <draw:connector draw:style-name="gr4" draw:text-style-name="P5" draw:layer="layout" draw:type="line" svg:x1="12.938cm" svg:y1="3.129cm" svg:x2="13.446cm" svg:y2="3.764cm" svg:d="M12938 3129l508 635" svg:viewBox="0 0 509 636">
          <text:p/>
        </draw:connector>
        <draw:connector draw:style-name="gr4" draw:text-style-name="P5" draw:layer="layout" draw:type="line" svg:x1="13.446cm" svg:y1="3.129cm" svg:x2="13.954cm" svg:y2="3.764cm" svg:d="M13446 3129l508 635" svg:viewBox="0 0 509 636">
          <text:p/>
        </draw:connector>
        <draw:connector draw:style-name="gr4" draw:text-style-name="P5" draw:layer="layout" draw:type="line" svg:x1="13.954cm" svg:y1="3.129cm" svg:x2="14.462cm" svg:y2="3.764cm" svg:d="M13954 3129l508 635" svg:viewBox="0 0 509 636">
          <text:p/>
        </draw:connector>
        <draw:connector draw:style-name="gr4" draw:text-style-name="P5" draw:layer="layout" draw:type="line" svg:x1="14.462cm" svg:y1="3.129cm" svg:x2="14.97cm" svg:y2="3.764cm" svg:d="M14462 3129l508 635" svg:viewBox="0 0 509 636">
          <text:p/>
        </draw:connector>
        <draw:connector draw:style-name="gr4" draw:text-style-name="P5" draw:layer="layout" draw:type="line" svg:x1="14.97cm" svg:y1="3.129cm" svg:x2="15.478cm" svg:y2="3.764cm" svg:d="M14970 3129l508 635" svg:viewBox="0 0 509 636">
          <text:p/>
        </draw:connector>
        <draw:connector draw:style-name="gr4" draw:text-style-name="P5" draw:layer="layout" draw:type="line" svg:x1="15.478cm" svg:y1="3.129cm" svg:x2="15.986cm" svg:y2="3.764cm" svg:d="M15478 3129l508 635" svg:viewBox="0 0 509 636">
          <text:p/>
        </draw:connector>
        <draw:custom-shape draw:style-name="gr5" draw:text-style-name="P7" draw:layer="layout" svg:width="6.19cm" svg:height="6.19cm" svg:x="2.43cm" svg:y="7.499cm">
          <text:p text:style-name="P6"><text:span text:style-name="T3">A</text:span><text:span text:style-name="T3">B</text:span><text:span text:style-name="T3">C</text:span><text:span text:style-name="T3">D</text:span><text:span text:style-name="T3">E</text:span><text:span text:style-name="T3">F</text:span><text:span text:style-name="T3">G</text:span><text:span text:style-name="T3">H</text:span><text:span text:style-name="T3">I</text:span><text:span text:style-name="T3">J</text:span><text:span text:style-name="T3">K</text:span><text:span text:style-name="T3">L</text:span><text:span text:style-name="T3">M</text:span><text:span text:style-name="T3">N</text:span><text:span text:style-name="T3">O</text:span><text:span text:style-name="T3">P</text:span><text:span text:style-name="T3">Q</text:span><text:span text:style-name="T3">R</text:span><text:span text:style-name="T3">S</text:span><text:span text:style-name="T3">T</text:span><text:span text:style-name="T3">U</text:span><text:span text:style-name="T3">V</text:span><text:span text:style-name="T3">W</text:span><text:span text:style-name="T3">X</text:span><text:span text:style-name="T3">Y</text:span><text:span text:style-name="T3">Z</text:span></text:p>
          <draw:enhanced-geometry svg:viewBox="0 0 21600 21600" draw:extrusion="fals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circle-pour" draw:modifiers="-176.18414835956 9265.49623356542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8" draw:layer="layout" svg:width="5.207cm" svg:height="5.207cm" draw:transform="rotate (-0.261799387799149) translate (3.682cm 7.389cm)">
          <text:p text:style-name="P6"><text:span text:style-name="T4">A</text:span><text:span text:style-name="T4">B</text:span><text:span text:style-name="T4">C</text:span><text:span text:style-name="T4">D</text:span><text:span text:style-name="T4">E</text:span><text:span text:style-name="T4">F</text:span><text:span text:style-name="T4">G</text:span><text:span text:style-name="T4">H</text:span><text:span text:style-name="T4">I</text:span><text:span text:style-name="T4">J</text:span><text:span text:style-name="T4">K</text:span><text:span text:style-name="T4">L</text:span><text:span text:style-name="T4">M</text:span><text:span text:style-name="T4">N</text:span><text:span text:style-name="T4">O</text:span><text:span text:style-name="T4">P</text:span><text:span text:style-name="T4">Q</text:span><text:span text:style-name="T4">R</text:span><text:span text:style-name="T4">S</text:span><text:span text:style-name="T4">T</text:span><text:span text:style-name="T4">U</text:span><text:span text:style-name="T4">V</text:span><text:span text:style-name="T4">W</text:span><text:span text:style-name="T4">X</text:span><text:span text:style-name="T4">Y</text:span><text:span text:style-name="T4">Z</text:span></text:p>
          <draw:enhanced-geometry svg:viewBox="0 0 21600 21600" draw:mirror-horizontal="false" draw:mirror-vertical="false" draw:extrusion="fals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circle-pour" draw:modifiers="-176.18414835956 9265.49623356542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7" draw:layer="layout" svg:width="6.19cm" svg:height="6.19cm" svg:x="10.031cm" svg:y="7.511cm">
          <text:p text:style-name="P6"><text:span text:style-name="T3">A</text:span><text:span text:style-name="T3">B</text:span><text:span text:style-name="T3">C</text:span><text:span text:style-name="T3">D</text:span><text:span text:style-name="T3">E</text:span><text:span text:style-name="T3">F</text:span><text:span text:style-name="T3">G</text:span><text:span text:style-name="T3">H</text:span><text:span text:style-name="T3">I</text:span><text:span text:style-name="T3">J</text:span><text:span text:style-name="T3">K</text:span><text:span text:style-name="T3">L</text:span><text:span text:style-name="T3">M</text:span><text:span text:style-name="T3">N</text:span><text:span text:style-name="T3">O</text:span><text:span text:style-name="T3">P</text:span><text:span text:style-name="T3">Q</text:span><text:span text:style-name="T3">R</text:span><text:span text:style-name="T3">S</text:span><text:span text:style-name="T3">T</text:span><text:span text:style-name="T3">U</text:span><text:span text:style-name="T3">V</text:span><text:span text:style-name="T3">W</text:span><text:span text:style-name="T3">X</text:span><text:span text:style-name="T3">Y</text:span><text:span text:style-name="T3">Z</text:span></text:p>
          <draw:enhanced-geometry svg:viewBox="0 0 21600 21600" draw:extrusion="fals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circle-pour" draw:modifiers="-176.18414835956 9265.49623356542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8" draw:layer="layout" svg:width="5.207cm" svg:height="5.207cm" draw:transform="rotate (-0.471413430963669) translate (11.987cm 7.088cm)">
          <text:p text:style-name="P6"><text:span text:style-name="T4">A</text:span><text:span text:style-name="T4">B</text:span><text:span text:style-name="T4">C</text:span><text:span text:style-name="T4">D</text:span><text:span text:style-name="T4">E</text:span><text:span text:style-name="T4">F</text:span><text:span text:style-name="T4">G</text:span><text:span text:style-name="T4">H</text:span><text:span text:style-name="T4">I</text:span><text:span text:style-name="T4">J</text:span><text:span text:style-name="T4">K</text:span><text:span text:style-name="T4">L</text:span><text:span text:style-name="T4">M</text:span><text:span text:style-name="T4">N</text:span><text:span text:style-name="T4">O</text:span><text:span text:style-name="T4">P</text:span><text:span text:style-name="T4">Q</text:span><text:span text:style-name="T4">R</text:span><text:span text:style-name="T4">S</text:span><text:span text:style-name="T4">T</text:span><text:span text:style-name="T4">U</text:span><text:span text:style-name="T4">V</text:span><text:span text:style-name="T4">W</text:span><text:span text:style-name="T4">X</text:span><text:span text:style-name="T4">Y</text:span><text:span text:style-name="T4">Z</text:span></text:p>
          <draw:enhanced-geometry svg:viewBox="0 0 21600 21600" draw:mirror-horizontal="false" draw:mirror-vertical="false" draw:extrusion="fals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circle-pour" draw:modifiers="-176.18414835956 9265.49623356542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  <draw:circle draw:style-name="gr7" draw:text-style-name="P9" draw:layer="layout" svg:width="3.937cm" svg:height="3.937cm" svg:x="11.006cm" svg:y="8.509cm" draw:kind="arc" draw:start-angle="85.07" draw:end-angle="100.52">
          <text:p/>
        </draw:circle>
        <draw:frame draw:style-name="gr8" draw:text-style-name="P10" draw:layer="layout" svg:width="2.542cm" svg:height="1.279cm" svg:x="4.302cm" svg:y="9.906cm">
          <draw:text-box>
            <text:p text:style-name="P9">before</text:p>
            <text:p text:style-name="P9">encoding</text:p>
          </draw:text-box>
        </draw:frame>
        <draw:frame draw:style-name="gr8" draw:text-style-name="P10" draw:layer="layout" svg:width="2.542cm" svg:height="1.279cm" svg:x="11.902cm" svg:y="9.907cm">
          <draw:text-box>
            <text:p text:style-name="P9">after</text:p>
            <text:p text:style-name="P9">encoding</text:p>
          </draw:text-box>
        </draw:frame>
        <draw:custom-shape draw:style-name="gr9" draw:text-style-name="P11" xml:id="id9" draw:id="id9" draw:layer="layout" svg:width="0.508cm" svg:height="0.635cm" svg:x="2.397cm" svg:y="15.31cm">
          <text:p text:style-name="P9"><text:span text:style-name="T5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11" draw:id="id11" draw:layer="layout" svg:width="0.508cm" svg:height="0.635cm" svg:x="2.905cm" svg:y="15.31cm">
          <text:p text:style-name="P9"><text:span text:style-name="T5">B</text:span></text:p>
          <draw:enhanced-geometry svg:viewBox="0 0 21600 21600" draw:mirror-horizontal="true" draw:glue-points="10800 0 0 10800 10800 21600 21600 10800" draw:type="flowchart-process" draw:enhanced-path="M 0 0 L 21600 0 21600 21600 0 21600 0 0 Z N"/>
        </draw:custom-shape>
        <draw:custom-shape draw:style-name="gr9" draw:text-style-name="P11" xml:id="id13" draw:id="id13" draw:layer="layout" svg:width="0.508cm" svg:height="0.635cm" svg:x="3.413cm" svg:y="15.31cm">
          <text:p text:style-name="P9"><text:span text:style-name="T5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14" draw:id="id14" draw:layer="layout" svg:width="0.508cm" svg:height="0.635cm" svg:x="3.921cm" svg:y="15.31cm">
          <text:p text:style-name="P9"><text:span text:style-name="T5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15" draw:id="id15" draw:layer="layout" svg:width="0.508cm" svg:height="0.635cm" svg:x="4.429cm" svg:y="15.31cm">
          <text:p text:style-name="P9"><text:span text:style-name="T5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16" draw:id="id16" draw:layer="layout" svg:width="0.508cm" svg:height="0.635cm" svg:x="4.937cm" svg:y="15.31cm">
          <text:p text:style-name="P9"><text:span text:style-name="T5">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17" draw:id="id17" draw:layer="layout" svg:width="0.508cm" svg:height="0.635cm" svg:x="5.445cm" svg:y="15.31cm">
          <text:p text:style-name="P9"><text:span text:style-name="T5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18" draw:id="id18" draw:layer="layout" svg:width="0.508cm" svg:height="0.635cm" svg:x="5.953cm" svg:y="15.31cm">
          <text:p text:style-name="P9"><text:span text:style-name="T5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19" draw:id="id19" draw:layer="layout" svg:width="0.508cm" svg:height="0.635cm" svg:x="6.461cm" svg:y="15.31cm">
          <text:p text:style-name="P9"><text:span text:style-name="T5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20" draw:id="id20" draw:layer="layout" svg:width="0.508cm" svg:height="0.635cm" svg:x="6.969cm" svg:y="15.31cm">
          <text:p text:style-name="P9"><text:span text:style-name="T5">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21" draw:id="id21" draw:layer="layout" svg:width="0.508cm" svg:height="0.635cm" svg:x="7.477cm" svg:y="15.31cm">
          <text:p text:style-name="P9"><text:span text:style-name="T5">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22" draw:id="id22" draw:layer="layout" svg:width="0.508cm" svg:height="0.635cm" svg:x="7.985cm" svg:y="15.31cm">
          <text:p text:style-name="P9"><text:span text:style-name="T5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23" draw:id="id23" draw:layer="layout" svg:width="0.508cm" svg:height="0.635cm" svg:x="8.493cm" svg:y="15.31cm">
          <text:p text:style-name="P9"><text:span text:style-name="T5">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24" draw:id="id24" draw:layer="layout" svg:width="0.508cm" svg:height="0.635cm" svg:x="9.001cm" svg:y="15.31cm">
          <text:p text:style-name="P9"><text:span text:style-name="T5">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25" draw:id="id25" draw:layer="layout" svg:width="0.508cm" svg:height="0.635cm" svg:x="9.509cm" svg:y="15.31cm">
          <text:p text:style-name="P9"><text:span text:style-name="T5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26" draw:id="id26" draw:layer="layout" svg:width="0.508cm" svg:height="0.635cm" svg:x="10.017cm" svg:y="15.31cm">
          <text:p text:style-name="P9"><text:span text:style-name="T5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27" draw:id="id27" draw:layer="layout" svg:width="0.508cm" svg:height="0.635cm" svg:x="10.525cm" svg:y="15.31cm">
          <text:p text:style-name="P9"><text:span text:style-name="T5">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28" draw:id="id28" draw:layer="layout" svg:width="0.508cm" svg:height="0.635cm" svg:x="11.033cm" svg:y="15.31cm">
          <text:p text:style-name="P9"><text:span text:style-name="T5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29" draw:id="id29" draw:layer="layout" svg:width="0.508cm" svg:height="0.635cm" svg:x="11.541cm" svg:y="15.31cm">
          <text:p text:style-name="P9"><text:span text:style-name="T5">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11" xml:id="id30" draw:id="id30" draw:layer="layout" svg:width="0.508cm" svg:height="0.635cm" svg:x="12.049cm" svg:y="15.31cm">
          <text:p text:style-name="P9"><text:span text:style-name="T5">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31" draw:id="id31" draw:layer="layout" svg:width="0.508cm" svg:height="0.635cm" svg:x="12.557cm" svg:y="15.31cm">
          <text:p text:style-name="P9"><text:span text:style-name="T5">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32" draw:id="id32" draw:layer="layout" svg:width="0.508cm" svg:height="0.635cm" svg:x="13.065cm" svg:y="15.31cm">
          <text:p text:style-name="P9"><text:span text:style-name="T5">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33" draw:id="id33" draw:layer="layout" svg:width="0.508cm" svg:height="0.635cm" svg:x="13.573cm" svg:y="15.31cm">
          <text:p text:style-name="P9"><text:span text:style-name="T5">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34" draw:id="id34" draw:layer="layout" svg:width="0.508cm" svg:height="0.635cm" svg:x="14.081cm" svg:y="15.31cm">
          <text:p text:style-name="P9"><text:span text:style-name="T5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35" draw:id="id35" draw:layer="layout" svg:width="0.508cm" svg:height="0.635cm" svg:x="14.589cm" svg:y="15.31cm">
          <text:p text:style-name="P9"><text:span text:style-name="T5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7" draw:id="id7" draw:layer="layout" svg:width="0.508cm" svg:height="0.635cm" svg:x="15.097cm" svg:y="15.31cm">
          <text:p text:style-name="P9"><text:span text:style-name="T5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5.605cm" svg:y="16.58cm">
          <text:p text:style-name="P9"><text:span text:style-name="T5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8" draw:id="id8" draw:layer="layout" svg:width="0.508cm" svg:height="0.635cm" svg:x="16.113cm" svg:y="16.58cm">
          <text:p text:style-name="P9"><text:span text:style-name="T5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0" draw:id="id10" draw:layer="layout" svg:width="0.508cm" svg:height="0.635cm" svg:x="3.413cm" svg:y="16.58cm">
          <text:p text:style-name="P9"><text:span text:style-name="T5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2" draw:id="id12" draw:layer="layout" svg:width="0.508cm" svg:height="0.635cm" svg:x="3.921cm" svg:y="16.58cm">
          <text:p text:style-name="P9"><text:span text:style-name="T5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4.429cm" svg:y="16.58cm">
          <text:p text:style-name="P9"><text:span text:style-name="T5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4.937cm" svg:y="16.58cm">
          <text:p text:style-name="P9"><text:span text:style-name="T5">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5.445cm" svg:y="16.58cm">
          <text:p text:style-name="P9"><text:span text:style-name="T5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5.953cm" svg:y="16.58cm">
          <text:p text:style-name="P9"><text:span text:style-name="T5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6.461cm" svg:y="16.58cm">
          <text:p text:style-name="P9"><text:span text:style-name="T5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6.969cm" svg:y="16.58cm">
          <text:p text:style-name="P9"><text:span text:style-name="T5">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7.477cm" svg:y="16.58cm">
          <text:p text:style-name="P9"><text:span text:style-name="T5">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7.985cm" svg:y="16.58cm">
          <text:p text:style-name="P9"><text:span text:style-name="T5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8.493cm" svg:y="16.58cm">
          <text:p text:style-name="P9"><text:span text:style-name="T5">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9.001cm" svg:y="16.58cm">
          <text:p text:style-name="P9"><text:span text:style-name="T5">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9.509cm" svg:y="16.58cm">
          <text:p text:style-name="P9"><text:span text:style-name="T5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0.017cm" svg:y="16.58cm">
          <text:p text:style-name="P9"><text:span text:style-name="T5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0.525cm" svg:y="16.58cm">
          <text:p text:style-name="P9"><text:span text:style-name="T5">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1.033cm" svg:y="16.58cm">
          <text:p text:style-name="P9"><text:span text:style-name="T5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1.541cm" svg:y="16.58cm">
          <text:p text:style-name="P9"><text:span text:style-name="T5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2.049cm" svg:y="16.58cm">
          <text:p text:style-name="P9"><text:span text:style-name="T5">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2.557cm" svg:y="16.58cm">
          <text:p text:style-name="P9"><text:span text:style-name="T5">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3.065cm" svg:y="16.58cm">
          <text:p text:style-name="P9"><text:span text:style-name="T5">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3.573cm" svg:y="16.58cm">
          <text:p text:style-name="P9"><text:span text:style-name="T5">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4.081cm" svg:y="16.58cm">
          <text:p text:style-name="P9"><text:span text:style-name="T5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4.589cm" svg:y="16.58cm">
          <text:p text:style-name="P9"><text:span text:style-name="T5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5.097cm" svg:y="16.58cm">
          <text:p text:style-name="P9"><text:span text:style-name="T5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15.351cm" svg:y1="15.945cm" svg:x2="16.367cm" svg:y2="16.58cm" draw:start-shape="id7" draw:start-glue-point="6" draw:end-shape="id8" draw:end-glue-point="4" svg:d="M15351 15945l1016 635" svg:viewBox="0 0 1017 636">
          <text:p/>
        </draw:connector>
        <draw:connector draw:style-name="gr4" draw:text-style-name="P5" draw:layer="layout" draw:type="line" svg:x1="2.651cm" svg:y1="15.945cm" svg:x2="3.667cm" svg:y2="16.58cm" draw:start-shape="id9" draw:start-glue-point="6" draw:end-shape="id10" draw:end-glue-point="4" svg:d="M2651 15945l1016 635" svg:viewBox="0 0 1017 636">
          <text:p/>
        </draw:connector>
        <draw:connector draw:style-name="gr4" draw:text-style-name="P5" draw:layer="layout" draw:type="line" svg:x1="3.16cm" svg:y1="15.945cm" svg:x2="4.175cm" svg:y2="16.58cm" draw:start-shape="id11" draw:start-glue-point="6" draw:end-shape="id12" draw:end-glue-point="4" svg:d="M3160 15945l1015 635" svg:viewBox="0 0 1016 636">
          <text:p/>
        </draw:connector>
        <draw:connector draw:style-name="gr4" draw:text-style-name="P5" draw:layer="layout" draw:type="line" svg:x1="3.667cm" svg:y1="15.945cm" svg:x2="4.683cm" svg:y2="16.58cm" draw:start-shape="id13" draw:start-glue-point="6" svg:d="M3667 15945l1016 635" svg:viewBox="0 0 1017 636">
          <text:p/>
        </draw:connector>
        <draw:connector draw:style-name="gr4" draw:text-style-name="P5" draw:layer="layout" draw:type="line" svg:x1="4.175cm" svg:y1="15.945cm" svg:x2="5.191cm" svg:y2="16.58cm" draw:start-shape="id14" draw:start-glue-point="6" svg:d="M4175 15945l1016 635" svg:viewBox="0 0 1017 636">
          <text:p/>
        </draw:connector>
        <draw:connector draw:style-name="gr4" draw:text-style-name="P5" draw:layer="layout" draw:type="line" svg:x1="4.683cm" svg:y1="15.945cm" svg:x2="5.699cm" svg:y2="16.58cm" draw:start-shape="id15" draw:start-glue-point="6" svg:d="M4683 15945l1016 635" svg:viewBox="0 0 1017 636">
          <text:p/>
        </draw:connector>
        <draw:connector draw:style-name="gr4" draw:text-style-name="P5" draw:layer="layout" draw:type="line" svg:x1="5.191cm" svg:y1="15.945cm" svg:x2="6.207cm" svg:y2="16.58cm" draw:start-shape="id16" draw:start-glue-point="6" svg:d="M5191 15945l1016 635" svg:viewBox="0 0 1017 636">
          <text:p/>
        </draw:connector>
        <draw:connector draw:style-name="gr4" draw:text-style-name="P5" draw:layer="layout" draw:type="line" svg:x1="5.699cm" svg:y1="15.945cm" svg:x2="6.715cm" svg:y2="16.58cm" draw:start-shape="id17" draw:start-glue-point="6" svg:d="M5699 15945l1016 635" svg:viewBox="0 0 1017 636">
          <text:p/>
        </draw:connector>
        <draw:connector draw:style-name="gr4" draw:text-style-name="P5" draw:layer="layout" draw:type="line" svg:x1="6.207cm" svg:y1="15.945cm" svg:x2="7.223cm" svg:y2="16.58cm" draw:start-shape="id18" draw:start-glue-point="6" svg:d="M6207 15945l1016 635" svg:viewBox="0 0 1017 636">
          <text:p/>
        </draw:connector>
        <draw:connector draw:style-name="gr4" draw:text-style-name="P5" draw:layer="layout" draw:type="line" svg:x1="6.715cm" svg:y1="15.945cm" svg:x2="7.731cm" svg:y2="16.58cm" draw:start-shape="id19" draw:start-glue-point="6" svg:d="M6715 15945l1016 635" svg:viewBox="0 0 1017 636">
          <text:p/>
        </draw:connector>
        <draw:connector draw:style-name="gr4" draw:text-style-name="P5" draw:layer="layout" draw:type="line" svg:x1="7.223cm" svg:y1="15.945cm" svg:x2="8.239cm" svg:y2="16.58cm" draw:start-shape="id20" draw:start-glue-point="6" svg:d="M7223 15945l1016 635" svg:viewBox="0 0 1017 636">
          <text:p/>
        </draw:connector>
        <draw:connector draw:style-name="gr4" draw:text-style-name="P5" draw:layer="layout" draw:type="line" svg:x1="7.731cm" svg:y1="15.945cm" svg:x2="8.747cm" svg:y2="16.58cm" draw:start-shape="id21" draw:start-glue-point="6" svg:d="M7731 15945l1016 635" svg:viewBox="0 0 1017 636">
          <text:p/>
        </draw:connector>
        <draw:connector draw:style-name="gr4" draw:text-style-name="P5" draw:layer="layout" draw:type="line" svg:x1="8.239cm" svg:y1="15.945cm" svg:x2="9.255cm" svg:y2="16.58cm" draw:start-shape="id22" draw:start-glue-point="6" svg:d="M8239 15945l1016 635" svg:viewBox="0 0 1017 636">
          <text:p/>
        </draw:connector>
        <draw:connector draw:style-name="gr4" draw:text-style-name="P5" draw:layer="layout" draw:type="line" svg:x1="8.747cm" svg:y1="15.945cm" svg:x2="9.763cm" svg:y2="16.58cm" draw:start-shape="id23" draw:start-glue-point="6" svg:d="M8747 15945l1016 635" svg:viewBox="0 0 1017 636">
          <text:p/>
        </draw:connector>
        <draw:connector draw:style-name="gr4" draw:text-style-name="P5" draw:layer="layout" draw:type="line" svg:x1="9.255cm" svg:y1="15.945cm" svg:x2="10.271cm" svg:y2="16.58cm" draw:start-shape="id24" draw:start-glue-point="6" svg:d="M9255 15945l1016 635" svg:viewBox="0 0 1017 636">
          <text:p/>
        </draw:connector>
        <draw:connector draw:style-name="gr4" draw:text-style-name="P5" draw:layer="layout" draw:type="line" svg:x1="9.763cm" svg:y1="15.945cm" svg:x2="10.779cm" svg:y2="16.58cm" draw:start-shape="id25" draw:start-glue-point="6" svg:d="M9763 15945l1016 635" svg:viewBox="0 0 1017 636">
          <text:p/>
        </draw:connector>
        <draw:connector draw:style-name="gr4" draw:text-style-name="P5" draw:layer="layout" draw:type="line" svg:x1="10.271cm" svg:y1="15.945cm" svg:x2="11.287cm" svg:y2="16.58cm" draw:start-shape="id26" draw:start-glue-point="6" svg:d="M10271 15945l1016 635" svg:viewBox="0 0 1017 636">
          <text:p/>
        </draw:connector>
        <draw:connector draw:style-name="gr4" draw:text-style-name="P5" draw:layer="layout" draw:type="line" svg:x1="10.779cm" svg:y1="15.945cm" svg:x2="11.795cm" svg:y2="16.58cm" draw:start-shape="id27" draw:start-glue-point="6" svg:d="M10779 15945l1016 635" svg:viewBox="0 0 1017 636">
          <text:p/>
        </draw:connector>
        <draw:connector draw:style-name="gr4" draw:text-style-name="P5" draw:layer="layout" draw:type="line" svg:x1="11.287cm" svg:y1="15.945cm" svg:x2="12.303cm" svg:y2="16.58cm" draw:start-shape="id28" draw:start-glue-point="6" svg:d="M11287 15945l1016 635" svg:viewBox="0 0 1017 636">
          <text:p/>
        </draw:connector>
        <draw:connector draw:style-name="gr4" draw:text-style-name="P5" draw:layer="layout" draw:type="line" svg:x1="11.795cm" svg:y1="15.945cm" svg:x2="12.811cm" svg:y2="16.58cm" draw:start-shape="id29" draw:start-glue-point="6" svg:d="M11795 15945l1016 635" svg:viewBox="0 0 1017 636">
          <text:p/>
        </draw:connector>
        <draw:connector draw:style-name="gr4" draw:text-style-name="P5" draw:layer="layout" draw:type="line" svg:x1="12.303cm" svg:y1="15.945cm" svg:x2="13.319cm" svg:y2="16.58cm" draw:start-shape="id30" draw:start-glue-point="6" svg:d="M12303 15945l1016 635" svg:viewBox="0 0 1017 636">
          <text:p/>
        </draw:connector>
        <draw:connector draw:style-name="gr4" draw:text-style-name="P5" draw:layer="layout" draw:type="line" svg:x1="12.811cm" svg:y1="15.945cm" svg:x2="13.827cm" svg:y2="16.58cm" draw:start-shape="id31" draw:start-glue-point="6" svg:d="M12811 15945l1016 635" svg:viewBox="0 0 1017 636">
          <text:p/>
        </draw:connector>
        <draw:connector draw:style-name="gr4" draw:text-style-name="P5" draw:layer="layout" draw:type="line" svg:x1="13.319cm" svg:y1="15.945cm" svg:x2="14.335cm" svg:y2="16.58cm" draw:start-shape="id32" draw:start-glue-point="6" svg:d="M13319 15945l1016 635" svg:viewBox="0 0 1017 636">
          <text:p/>
        </draw:connector>
        <draw:connector draw:style-name="gr4" draw:text-style-name="P5" draw:layer="layout" draw:type="line" svg:x1="13.827cm" svg:y1="15.945cm" svg:x2="14.843cm" svg:y2="16.58cm" draw:start-shape="id33" draw:start-glue-point="6" svg:d="M13827 15945l1016 635" svg:viewBox="0 0 1017 636">
          <text:p/>
        </draw:connector>
        <draw:connector draw:style-name="gr4" draw:text-style-name="P5" draw:layer="layout" draw:type="line" svg:x1="14.335cm" svg:y1="15.945cm" svg:x2="15.351cm" svg:y2="16.58cm" draw:start-shape="id34" draw:start-glue-point="6" svg:d="M14335 15945l1016 635" svg:viewBox="0 0 1017 636">
          <text:p/>
        </draw:connector>
        <draw:connector draw:style-name="gr4" draw:text-style-name="P5" draw:layer="layout" draw:type="line" svg:x1="14.843cm" svg:y1="15.945cm" svg:x2="15.859cm" svg:y2="16.58cm" draw:start-shape="id35" draw:start-glue-point="6" svg:d="M14843 15945l1016 635" svg:viewBox="0 0 1017 636">
          <text:p/>
        </draw:connector>
        <draw:frame draw:style-name="gr10" draw:text-style-name="P13" draw:layer="layout" svg:width="2.225cm" svg:height="0.64cm" svg:x="18.229cm" svg:y="15.348cm">
          <draw:text-box>
            <text:p text:style-name="P12">rotor 1</text:p>
          </draw:text-box>
        </draw:frame>
        <draw:frame draw:style-name="gr10" draw:text-style-name="P13" draw:layer="layout" svg:width="2.225cm" svg:height="0.64cm" svg:x="18.229cm" svg:y="16.618cm">
          <draw:text-box>
            <text:p text:style-name="P12">rotor 2</text:p>
          </draw:text-box>
        </draw:frame>
        <draw:frame draw:style-name="gr11" draw:text-style-name="P13" draw:layer="layout" svg:width="2.542cm" svg:height="0.64cm" svg:x="18.229cm" svg:y="14.048cm">
          <draw:text-box>
            <text:p text:style-name="P12">original</text:p>
          </draw:text-box>
        </draw:frame>
        <draw:custom-shape draw:style-name="gr12" draw:text-style-name="P14" xml:id="id36" draw:id="id36" draw:layer="layout" svg:width="0.508cm" svg:height="0.635cm" svg:x="2.397cm" svg:y="14.053cm">
          <text:p text:style-name="P9"><text:span text:style-name="T5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xml:id="id37" draw:id="id37" draw:layer="layout" svg:width="0.508cm" svg:height="0.635cm" svg:x="2.905cm" svg:y="14.053cm">
          <text:p text:style-name="P9"><text:span text:style-name="T5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xml:id="id38" draw:id="id38" draw:layer="layout" svg:width="0.508cm" svg:height="0.635cm" svg:x="3.413cm" svg:y="14.053cm">
          <text:p text:style-name="P9"><text:span text:style-name="T5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xml:id="id39" draw:id="id39" draw:layer="layout" svg:width="0.508cm" svg:height="0.635cm" svg:x="3.921cm" svg:y="14.053cm">
          <text:p text:style-name="P9"><text:span text:style-name="T5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4.429cm" svg:y="14.053cm">
          <text:p text:style-name="P9"><text:span text:style-name="T5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4.937cm" svg:y="14.053cm">
          <text:p text:style-name="P9"><text:span text:style-name="T5">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5.445cm" svg:y="14.053cm">
          <text:p text:style-name="P9"><text:span text:style-name="T5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5.953cm" svg:y="14.053cm">
          <text:p text:style-name="P9"><text:span text:style-name="T5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6.461cm" svg:y="14.053cm">
          <text:p text:style-name="P9"><text:span text:style-name="T5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2.651cm" svg:y1="14.688cm" svg:x2="2.651cm" svg:y2="15.31cm" draw:start-shape="id36" draw:start-glue-point="6" draw:end-shape="id9" draw:end-glue-point="4" svg:d="M2651 14688v622" svg:viewBox="0 0 1 623">
          <text:p/>
        </draw:connector>
        <draw:custom-shape draw:style-name="gr12" draw:text-style-name="P14" draw:layer="layout" svg:width="0.508cm" svg:height="0.635cm" svg:x="6.969cm" svg:y="14.053cm">
          <text:p text:style-name="P9"><text:span text:style-name="T5">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7.477cm" svg:y="14.053cm">
          <text:p text:style-name="P9"><text:span text:style-name="T5">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7.985cm" svg:y="14.053cm">
          <text:p text:style-name="P9"><text:span text:style-name="T5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8.493cm" svg:y="14.053cm">
          <text:p text:style-name="P9"><text:span text:style-name="T5">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9.001cm" svg:y="14.053cm">
          <text:p text:style-name="P9"><text:span text:style-name="T5">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9.509cm" svg:y="14.053cm">
          <text:p text:style-name="P9"><text:span text:style-name="T5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0.017cm" svg:y="14.053cm">
          <text:p text:style-name="P9"><text:span text:style-name="T5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0.525cm" svg:y="14.053cm">
          <text:p text:style-name="P9"><text:span text:style-name="T5">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1.033cm" svg:y="14.053cm">
          <text:p text:style-name="P9"><text:span text:style-name="T5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1.541cm" svg:y="14.053cm">
          <text:p text:style-name="P9"><text:span text:style-name="T5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2.049cm" svg:y="14.053cm">
          <text:p text:style-name="P9"><text:span text:style-name="T5">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2.557cm" svg:y="14.053cm">
          <text:p text:style-name="P9"><text:span text:style-name="T5">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3.065cm" svg:y="14.053cm">
          <text:p text:style-name="P9"><text:span text:style-name="T5">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3.573cm" svg:y="14.053cm">
          <text:p text:style-name="P9"><text:span text:style-name="T5">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4.081cm" svg:y="14.053cm">
          <text:p text:style-name="P9"><text:span text:style-name="T5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4.589cm" svg:y="14.053cm">
          <text:p text:style-name="P9"><text:span text:style-name="T5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5.097cm" svg:y="14.053cm">
          <text:p text:style-name="P9"><text:span text:style-name="T5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3.159cm" svg:y1="14.688cm" svg:x2="3.16cm" svg:y2="15.31cm" draw:start-shape="id37" draw:start-glue-point="6" draw:end-shape="id11" draw:end-glue-point="4" svg:d="M3159 14688l1 622" svg:viewBox="0 0 2 623">
          <text:p/>
        </draw:connector>
        <draw:connector draw:style-name="gr4" draw:text-style-name="P5" draw:layer="layout" draw:type="line" svg:x1="3.667cm" svg:y1="14.688cm" svg:x2="3.667cm" svg:y2="15.31cm" draw:start-shape="id38" draw:start-glue-point="6" draw:end-shape="id13" draw:end-glue-point="4" svg:d="M3667 14688v622" svg:viewBox="0 0 1 623">
          <text:p/>
        </draw:connector>
        <draw:connector draw:style-name="gr4" draw:text-style-name="P5" draw:layer="layout" draw:type="line" svg:x1="4.175cm" svg:y1="14.688cm" svg:x2="4.175cm" svg:y2="15.31cm" draw:start-shape="id39" draw:start-glue-point="6" draw:end-shape="id14" draw:end-glue-point="4" svg:d="M4175 14688v622" svg:viewBox="0 0 1 623">
          <text:p/>
        </draw:connector>
        <draw:connector draw:style-name="gr4" draw:text-style-name="P5" draw:layer="layout" draw:type="line" svg:x1="4.651cm" svg:y1="14.675cm" svg:x2="4.651cm" svg:y2="15.297cm" svg:d="M4651 14675v622" svg:viewBox="0 0 1 623">
          <text:p/>
        </draw:connector>
        <draw:connector draw:style-name="gr4" draw:text-style-name="P5" draw:layer="layout" draw:type="line" svg:x1="5.159cm" svg:y1="14.675cm" svg:x2="5.16cm" svg:y2="15.297cm" svg:d="M5159 14675l1 622" svg:viewBox="0 0 2 623">
          <text:p/>
        </draw:connector>
        <draw:connector draw:style-name="gr4" draw:text-style-name="P5" draw:layer="layout" draw:type="line" svg:x1="5.667cm" svg:y1="14.675cm" svg:x2="5.667cm" svg:y2="15.297cm" svg:d="M5667 14675v622" svg:viewBox="0 0 1 623">
          <text:p/>
        </draw:connector>
        <draw:connector draw:style-name="gr4" draw:text-style-name="P5" draw:layer="layout" draw:type="line" svg:x1="6.175cm" svg:y1="14.675cm" svg:x2="6.175cm" svg:y2="15.297cm" svg:d="M6175 14675v622" svg:viewBox="0 0 1 623">
          <text:p/>
        </draw:connector>
        <draw:connector draw:style-name="gr4" draw:text-style-name="P5" draw:layer="layout" draw:type="line" svg:x1="6.751cm" svg:y1="14.675cm" svg:x2="6.751cm" svg:y2="15.297cm" svg:d="M6751 14675v622" svg:viewBox="0 0 1 623">
          <text:p/>
        </draw:connector>
        <draw:connector draw:style-name="gr4" draw:text-style-name="P5" draw:layer="layout" draw:type="line" svg:x1="7.259cm" svg:y1="14.675cm" svg:x2="7.26cm" svg:y2="15.297cm" svg:d="M7259 14675l1 622" svg:viewBox="0 0 2 623">
          <text:p/>
        </draw:connector>
        <draw:connector draw:style-name="gr4" draw:text-style-name="P5" draw:layer="layout" draw:type="line" svg:x1="7.767cm" svg:y1="14.675cm" svg:x2="7.767cm" svg:y2="15.297cm" svg:d="M7767 14675v622" svg:viewBox="0 0 1 623">
          <text:p/>
        </draw:connector>
        <draw:connector draw:style-name="gr4" draw:text-style-name="P5" draw:layer="layout" draw:type="line" svg:x1="8.275cm" svg:y1="14.675cm" svg:x2="8.275cm" svg:y2="15.297cm" svg:d="M8275 14675v622" svg:viewBox="0 0 1 623">
          <text:p/>
        </draw:connector>
        <draw:connector draw:style-name="gr4" draw:text-style-name="P5" draw:layer="layout" draw:type="line" svg:x1="8.751cm" svg:y1="14.675cm" svg:x2="8.751cm" svg:y2="15.297cm" svg:d="M8751 14675v622" svg:viewBox="0 0 1 623">
          <text:p/>
        </draw:connector>
        <draw:connector draw:style-name="gr4" draw:text-style-name="P5" draw:layer="layout" draw:type="line" svg:x1="9.259cm" svg:y1="14.675cm" svg:x2="9.26cm" svg:y2="15.297cm" svg:d="M9259 14675l1 622" svg:viewBox="0 0 2 623">
          <text:p/>
        </draw:connector>
        <draw:connector draw:style-name="gr4" draw:text-style-name="P5" draw:layer="layout" draw:type="line" svg:x1="9.767cm" svg:y1="14.675cm" svg:x2="9.767cm" svg:y2="15.297cm" svg:d="M9767 14675v622" svg:viewBox="0 0 1 623">
          <text:p/>
        </draw:connector>
        <draw:connector draw:style-name="gr4" draw:text-style-name="P5" draw:layer="layout" draw:type="line" svg:x1="10.275cm" svg:y1="14.675cm" svg:x2="10.275cm" svg:y2="15.297cm" svg:d="M10275 14675v622" svg:viewBox="0 0 1 623">
          <text:p/>
        </draw:connector>
        <draw:connector draw:style-name="gr4" draw:text-style-name="P5" draw:layer="layout" draw:type="line" svg:x1="10.779cm" svg:y1="14.726cm" svg:x2="10.779cm" svg:y2="15.348cm" svg:d="M10779 14726v622" svg:viewBox="0 0 1 623">
          <text:p/>
        </draw:connector>
        <draw:connector draw:style-name="gr4" draw:text-style-name="P5" draw:layer="layout" draw:type="line" svg:x1="11.287cm" svg:y1="14.726cm" svg:x2="11.288cm" svg:y2="15.348cm" svg:d="M11287 14726l1 622" svg:viewBox="0 0 2 623">
          <text:p/>
        </draw:connector>
        <draw:connector draw:style-name="gr4" draw:text-style-name="P5" draw:layer="layout" draw:type="line" svg:x1="11.795cm" svg:y1="14.726cm" svg:x2="11.795cm" svg:y2="15.348cm" svg:d="M11795 14726v622" svg:viewBox="0 0 1 623">
          <text:p/>
        </draw:connector>
        <draw:connector draw:style-name="gr4" draw:text-style-name="P5" draw:layer="layout" draw:type="line" svg:x1="12.303cm" svg:y1="14.726cm" svg:x2="12.303cm" svg:y2="15.348cm" svg:d="M12303 14726v622" svg:viewBox="0 0 1 623">
          <text:p/>
        </draw:connector>
        <draw:connector draw:style-name="gr4" draw:text-style-name="P5" draw:layer="layout" draw:type="line" svg:x1="12.779cm" svg:y1="14.713cm" svg:x2="12.779cm" svg:y2="15.335cm" svg:d="M12779 14713v622" svg:viewBox="0 0 1 623">
          <text:p/>
        </draw:connector>
        <draw:connector draw:style-name="gr4" draw:text-style-name="P5" draw:layer="layout" draw:type="line" svg:x1="13.287cm" svg:y1="14.713cm" svg:x2="13.288cm" svg:y2="15.335cm" svg:d="M13287 14713l1 622" svg:viewBox="0 0 2 623">
          <text:p/>
        </draw:connector>
        <draw:connector draw:style-name="gr4" draw:text-style-name="P5" draw:layer="layout" draw:type="line" svg:x1="13.795cm" svg:y1="14.713cm" svg:x2="13.795cm" svg:y2="15.335cm" svg:d="M13795 14713v622" svg:viewBox="0 0 1 623">
          <text:p/>
        </draw:connector>
        <draw:connector draw:style-name="gr4" draw:text-style-name="P5" draw:layer="layout" draw:type="line" svg:x1="14.303cm" svg:y1="14.713cm" svg:x2="14.303cm" svg:y2="15.335cm" svg:d="M14303 14713v622" svg:viewBox="0 0 1 623">
          <text:p/>
        </draw:connector>
        <draw:connector draw:style-name="gr4" draw:text-style-name="P5" draw:layer="layout" draw:type="line" svg:x1="14.795cm" svg:y1="14.7cm" svg:x2="14.795cm" svg:y2="15.322cm" svg:d="M14795 14700v622" svg:viewBox="0 0 1 623">
          <text:p/>
        </draw:connector>
        <draw:connector draw:style-name="gr4" draw:text-style-name="P5" draw:layer="layout" draw:type="line" svg:x1="15.303cm" svg:y1="14.7cm" svg:x2="15.303cm" svg:y2="15.322cm" svg:d="M15303 14700v622" svg:viewBox="0 0 1 623">
          <text:p/>
        </draw:connector>
        <draw:custom-shape draw:style-name="gr2" draw:text-style-name="P2" xml:id="id40" draw:id="id40" draw:layer="layout" svg:width="0.508cm" svg:height="0.635cm" svg:x="2.525cm" svg:y="5.098cm">
          <text:p text:style-name="P1"><text:span text:style-name="T1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2" draw:id="id42" draw:layer="layout" svg:width="0.508cm" svg:height="0.635cm" svg:x="3.033cm" svg:y="5.098cm">
          <text:p text:style-name="P1"><text:span text:style-name="T1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4" draw:id="id44" draw:layer="layout" svg:width="0.508cm" svg:height="0.635cm" svg:x="3.541cm" svg:y="5.098cm">
          <text:p text:style-name="P1"><text:span text:style-name="T1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4.049cm" svg:y="5.098cm">
          <text:p text:style-name="P1"><text:span text:style-name="T1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4.557cm" svg:y="5.098cm">
          <text:p text:style-name="P1"><text:span text:style-name="T1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5.065cm" svg:y="5.098cm">
          <text:p text:style-name="P1"><text:span text:style-name="T1">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5.573cm" svg:y="5.098cm">
          <text:p text:style-name="P1"><text:span text:style-name="T1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6.081cm" svg:y="5.098cm">
          <text:p text:style-name="P1"><text:span text:style-name="T1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6.589cm" svg:y="5.098cm">
          <text:p text:style-name="P1"><text:span text:style-name="T1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7.097cm" svg:y="5.098cm">
          <text:p text:style-name="P1"><text:span text:style-name="T1">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7.605cm" svg:y="5.098cm">
          <text:p text:style-name="P1"><text:span text:style-name="T1">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8.113cm" svg:y="5.098cm">
          <text:p text:style-name="P1"><text:span text:style-name="T1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8.621cm" svg:y="5.098cm">
          <text:p text:style-name="P1"><text:span text:style-name="T1">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9.129cm" svg:y="5.098cm">
          <text:p text:style-name="P1"><text:span text:style-name="T1">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9.637cm" svg:y="5.098cm">
          <text:p text:style-name="P1"><text:span text:style-name="T1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0.145cm" svg:y="5.098cm">
          <text:p text:style-name="P1"><text:span text:style-name="T1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0.653cm" svg:y="5.098cm">
          <text:p text:style-name="P1"><text:span text:style-name="T1">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1.161cm" svg:y="5.098cm">
          <text:p text:style-name="P1"><text:span text:style-name="T1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1.669cm" svg:y="5.098cm">
          <text:p text:style-name="P1"><text:span text:style-name="T1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2.177cm" svg:y="5.098cm">
          <text:p text:style-name="P1"><text:span text:style-name="T1">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2.685cm" svg:y="5.098cm">
          <text:p text:style-name="P1"><text:span text:style-name="T1">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3.193cm" svg:y="5.098cm">
          <text:p text:style-name="P1"><text:span text:style-name="T1">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3.701cm" svg:y="5.098cm">
          <text:p text:style-name="P1"><text:span text:style-name="T1">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4.209cm" svg:y="5.098cm">
          <text:p text:style-name="P1"><text:span text:style-name="T1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4.717cm" svg:y="5.098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5.225cm" svg:y="5.098cm">
          <text:p text:style-name="P1"><text:span text:style-name="T1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5.733cm" svg:y="6.368cm">
          <text:p text:style-name="P3"><text:span text:style-name="T2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41" draw:id="id41" draw:layer="layout" svg:width="0.508cm" svg:height="0.635cm" svg:x="3.033cm" svg:y="6.368cm">
          <text:p text:style-name="P3"><text:span text:style-name="T2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43" draw:id="id43" draw:layer="layout" svg:width="0.508cm" svg:height="0.635cm" svg:x="3.541cm" svg:y="6.368cm">
          <text:p text:style-name="P3"><text:span text:style-name="T2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45" draw:id="id45" draw:layer="layout" svg:width="0.508cm" svg:height="0.635cm" svg:x="4.049cm" svg:y="6.368cm">
          <text:p text:style-name="P3"><text:span text:style-name="T2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4.557cm" svg:y="6.368cm">
          <text:p text:style-name="P3"><text:span text:style-name="T2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5.065cm" svg:y="6.368cm">
          <text:p text:style-name="P3"><text:span text:style-name="T2">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5.573cm" svg:y="6.368cm">
          <text:p text:style-name="P3"><text:span text:style-name="T2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6.081cm" svg:y="6.368cm">
          <text:p text:style-name="P3"><text:span text:style-name="T2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6.589cm" svg:y="6.368cm">
          <text:p text:style-name="P3"><text:span text:style-name="T2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7.097cm" svg:y="6.368cm">
          <text:p text:style-name="P3"><text:span text:style-name="T2">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7.605cm" svg:y="6.368cm">
          <text:p text:style-name="P3"><text:span text:style-name="T2">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8.113cm" svg:y="6.368cm">
          <text:p text:style-name="P3"><text:span text:style-name="T2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8.621cm" svg:y="6.368cm">
          <text:p text:style-name="P3"><text:span text:style-name="T2">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9.129cm" svg:y="6.368cm">
          <text:p text:style-name="P3"><text:span text:style-name="T2">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9.637cm" svg:y="6.368cm">
          <text:p text:style-name="P3"><text:span text:style-name="T2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0.145cm" svg:y="6.368cm">
          <text:p text:style-name="P3"><text:span text:style-name="T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0.653cm" svg:y="6.368cm">
          <text:p text:style-name="P3"><text:span text:style-name="T2">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1.161cm" svg:y="6.368cm">
          <text:p text:style-name="P3"><text:span text:style-name="T2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1.669cm" svg:y="6.368cm">
          <text:p text:style-name="P3"><text:span text:style-name="T2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2.177cm" svg:y="6.368cm">
          <text:p text:style-name="P3"><text:span text:style-name="T2">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2.685cm" svg:y="6.368cm">
          <text:p text:style-name="P3"><text:span text:style-name="T2">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3.193cm" svg:y="6.368cm">
          <text:p text:style-name="P3"><text:span text:style-name="T2">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3.701cm" svg:y="6.368cm">
          <text:p text:style-name="P3"><text:span text:style-name="T2">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4.209cm" svg:y="6.368cm">
          <text:p text:style-name="P3"><text:span text:style-name="T2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4.717cm" svg:y="6.368cm">
          <text:p text:style-name="P3"><text:span text:style-name="T2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0.508cm" svg:height="0.635cm" svg:x="15.225cm" svg:y="6.368cm">
          <text:p text:style-name="P3"><text:span text:style-name="T2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2.779cm" svg:y1="5.733cm" svg:x2="3.287cm" svg:y2="6.368cm" draw:start-shape="id40" draw:start-glue-point="6" draw:end-shape="id41" draw:end-glue-point="4" svg:d="M2779 5733l508 635" svg:viewBox="0 0 509 636">
          <text:p/>
        </draw:connector>
        <draw:connector draw:style-name="gr4" draw:text-style-name="P5" draw:layer="layout" draw:type="line" svg:x1="3.287cm" svg:y1="5.733cm" svg:x2="3.795cm" svg:y2="6.368cm" draw:start-shape="id42" draw:start-glue-point="6" draw:end-shape="id43" draw:end-glue-point="4" svg:d="M3287 5733l508 635" svg:viewBox="0 0 509 636">
          <text:p/>
        </draw:connector>
        <draw:connector draw:style-name="gr4" draw:text-style-name="P5" draw:layer="layout" draw:type="line" svg:x1="3.795cm" svg:y1="5.733cm" svg:x2="4.303cm" svg:y2="6.368cm" draw:start-shape="id44" draw:start-glue-point="6" draw:end-shape="id45" draw:end-glue-point="4" svg:d="M3795 5733l508 635" svg:viewBox="0 0 509 636">
          <text:p/>
        </draw:connector>
        <draw:connector draw:style-name="gr4" draw:text-style-name="P5" draw:layer="layout" draw:type="line" svg:x1="4.303cm" svg:y1="5.733cm" svg:x2="4.811cm" svg:y2="6.368cm" svg:d="M4303 5733l508 635" svg:viewBox="0 0 509 636">
          <text:p/>
        </draw:connector>
        <draw:connector draw:style-name="gr4" draw:text-style-name="P5" draw:layer="layout" draw:type="line" svg:x1="4.811cm" svg:y1="5.733cm" svg:x2="5.319cm" svg:y2="6.368cm" svg:d="M4811 5733l508 635" svg:viewBox="0 0 509 636">
          <text:p/>
        </draw:connector>
        <draw:connector draw:style-name="gr4" draw:text-style-name="P5" draw:layer="layout" draw:type="line" svg:x1="5.319cm" svg:y1="5.733cm" svg:x2="5.827cm" svg:y2="6.368cm" svg:d="M5319 5733l508 635" svg:viewBox="0 0 509 636">
          <text:p/>
        </draw:connector>
        <draw:connector draw:style-name="gr4" draw:text-style-name="P5" draw:layer="layout" draw:type="line" svg:x1="5.827cm" svg:y1="5.733cm" svg:x2="6.335cm" svg:y2="6.368cm" svg:d="M5827 5733l508 635" svg:viewBox="0 0 509 636">
          <text:p/>
        </draw:connector>
        <draw:connector draw:style-name="gr4" draw:text-style-name="P5" draw:layer="layout" draw:type="line" svg:x1="6.335cm" svg:y1="5.733cm" svg:x2="6.843cm" svg:y2="6.368cm" svg:d="M6335 5733l508 635" svg:viewBox="0 0 509 636">
          <text:p/>
        </draw:connector>
        <draw:connector draw:style-name="gr4" draw:text-style-name="P5" draw:layer="layout" draw:type="line" svg:x1="6.843cm" svg:y1="5.733cm" svg:x2="7.351cm" svg:y2="6.368cm" svg:d="M6843 5733l508 635" svg:viewBox="0 0 509 636">
          <text:p/>
        </draw:connector>
        <draw:connector draw:style-name="gr4" draw:text-style-name="P5" draw:layer="layout" draw:type="line" svg:x1="7.351cm" svg:y1="5.733cm" svg:x2="7.859cm" svg:y2="6.368cm" svg:d="M7351 5733l508 635" svg:viewBox="0 0 509 636">
          <text:p/>
        </draw:connector>
        <draw:connector draw:style-name="gr4" draw:text-style-name="P5" draw:layer="layout" draw:type="line" svg:x1="7.859cm" svg:y1="5.733cm" svg:x2="8.367cm" svg:y2="6.368cm" svg:d="M7859 5733l508 635" svg:viewBox="0 0 509 636">
          <text:p/>
        </draw:connector>
        <draw:connector draw:style-name="gr4" draw:text-style-name="P5" draw:layer="layout" draw:type="line" svg:x1="8.367cm" svg:y1="5.733cm" svg:x2="8.875cm" svg:y2="6.368cm" svg:d="M8367 5733l508 635" svg:viewBox="0 0 509 636">
          <text:p/>
        </draw:connector>
        <draw:connector draw:style-name="gr4" draw:text-style-name="P5" draw:layer="layout" draw:type="line" svg:x1="8.875cm" svg:y1="5.733cm" svg:x2="9.383cm" svg:y2="6.368cm" svg:d="M8875 5733l508 635" svg:viewBox="0 0 509 636">
          <text:p/>
        </draw:connector>
        <draw:connector draw:style-name="gr4" draw:text-style-name="P5" draw:layer="layout" draw:type="line" svg:x1="9.383cm" svg:y1="5.733cm" svg:x2="9.891cm" svg:y2="6.368cm" svg:d="M9383 5733l508 635" svg:viewBox="0 0 509 636">
          <text:p/>
        </draw:connector>
        <draw:connector draw:style-name="gr4" draw:text-style-name="P5" draw:layer="layout" draw:type="line" svg:x1="9.891cm" svg:y1="5.733cm" svg:x2="10.399cm" svg:y2="6.368cm" svg:d="M9891 5733l508 635" svg:viewBox="0 0 509 636">
          <text:p/>
        </draw:connector>
        <draw:connector draw:style-name="gr4" draw:text-style-name="P5" draw:layer="layout" draw:type="line" svg:x1="10.399cm" svg:y1="5.733cm" svg:x2="10.907cm" svg:y2="6.368cm" svg:d="M10399 5733l508 635" svg:viewBox="0 0 509 636">
          <text:p/>
        </draw:connector>
        <draw:connector draw:style-name="gr4" draw:text-style-name="P5" draw:layer="layout" draw:type="line" svg:x1="10.907cm" svg:y1="5.733cm" svg:x2="11.415cm" svg:y2="6.368cm" svg:d="M10907 5733l508 635" svg:viewBox="0 0 509 636">
          <text:p/>
        </draw:connector>
        <draw:connector draw:style-name="gr4" draw:text-style-name="P5" draw:layer="layout" draw:type="line" svg:x1="11.415cm" svg:y1="5.733cm" svg:x2="11.923cm" svg:y2="6.368cm" svg:d="M11415 5733l508 635" svg:viewBox="0 0 509 636">
          <text:p/>
        </draw:connector>
        <draw:connector draw:style-name="gr4" draw:text-style-name="P5" draw:layer="layout" draw:type="line" svg:x1="11.923cm" svg:y1="5.733cm" svg:x2="12.431cm" svg:y2="6.368cm" svg:d="M11923 5733l508 635" svg:viewBox="0 0 509 636">
          <text:p/>
        </draw:connector>
        <draw:connector draw:style-name="gr4" draw:text-style-name="P5" draw:layer="layout" draw:type="line" svg:x1="12.431cm" svg:y1="5.733cm" svg:x2="12.939cm" svg:y2="6.368cm" svg:d="M12431 5733l508 635" svg:viewBox="0 0 509 636">
          <text:p/>
        </draw:connector>
        <draw:connector draw:style-name="gr4" draw:text-style-name="P5" draw:layer="layout" draw:type="line" svg:x1="12.939cm" svg:y1="5.733cm" svg:x2="13.447cm" svg:y2="6.368cm" svg:d="M12939 5733l508 635" svg:viewBox="0 0 509 636">
          <text:p/>
        </draw:connector>
        <draw:connector draw:style-name="gr4" draw:text-style-name="P5" draw:layer="layout" draw:type="line" svg:x1="13.447cm" svg:y1="5.733cm" svg:x2="13.955cm" svg:y2="6.368cm" svg:d="M13447 5733l508 635" svg:viewBox="0 0 509 636">
          <text:p/>
        </draw:connector>
        <draw:connector draw:style-name="gr4" draw:text-style-name="P5" draw:layer="layout" draw:type="line" svg:x1="13.955cm" svg:y1="5.733cm" svg:x2="14.463cm" svg:y2="6.368cm" svg:d="M13955 5733l508 635" svg:viewBox="0 0 509 636">
          <text:p/>
        </draw:connector>
        <draw:connector draw:style-name="gr4" draw:text-style-name="P5" draw:layer="layout" draw:type="line" svg:x1="14.463cm" svg:y1="5.733cm" svg:x2="14.971cm" svg:y2="6.368cm" svg:d="M14463 5733l508 635" svg:viewBox="0 0 509 636">
          <text:p/>
        </draw:connector>
        <draw:connector draw:style-name="gr4" draw:text-style-name="P5" draw:layer="layout" draw:type="line" svg:x1="14.971cm" svg:y1="5.733cm" svg:x2="15.479cm" svg:y2="6.368cm" svg:d="M14971 5733l508 635" svg:viewBox="0 0 509 636">
          <text:p/>
        </draw:connector>
        <draw:connector draw:style-name="gr4" draw:text-style-name="P5" draw:layer="layout" draw:type="line" svg:x1="15.479cm" svg:y1="5.733cm" svg:x2="15.987cm" svg:y2="6.368cm" svg:d="M15479 5733l508 635" svg:viewBox="0 0 509 636">
          <text:p/>
        </draw:connector>
        <draw:custom-shape draw:style-name="gr9" draw:text-style-name="P11" xml:id="id48" draw:id="id48" draw:layer="layout" svg:width="0.508cm" svg:height="0.635cm" svg:x="2.384cm" svg:y="19.199cm">
          <text:p text:style-name="P9"><text:span text:style-name="T5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50" draw:id="id50" draw:layer="layout" svg:width="0.508cm" svg:height="0.635cm" svg:x="2.892cm" svg:y="19.199cm">
          <text:p text:style-name="P9"><text:span text:style-name="T5">B</text:span></text:p>
          <draw:enhanced-geometry svg:viewBox="0 0 21600 21600" draw:mirror-horizontal="true" draw:glue-points="10800 0 0 10800 10800 21600 21600 10800" draw:type="flowchart-process" draw:enhanced-path="M 0 0 L 21600 0 21600 21600 0 21600 0 0 Z N"/>
        </draw:custom-shape>
        <draw:custom-shape draw:style-name="gr9" draw:text-style-name="P11" xml:id="id52" draw:id="id52" draw:layer="layout" svg:width="0.508cm" svg:height="0.635cm" svg:x="3.4cm" svg:y="19.199cm">
          <text:p text:style-name="P9"><text:span text:style-name="T5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53" draw:id="id53" draw:layer="layout" svg:width="0.508cm" svg:height="0.635cm" svg:x="3.908cm" svg:y="19.199cm">
          <text:p text:style-name="P9"><text:span text:style-name="T5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54" draw:id="id54" draw:layer="layout" svg:width="0.508cm" svg:height="0.635cm" svg:x="4.416cm" svg:y="19.199cm">
          <text:p text:style-name="P9"><text:span text:style-name="T5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55" draw:id="id55" draw:layer="layout" svg:width="0.508cm" svg:height="0.635cm" svg:x="4.924cm" svg:y="19.199cm">
          <text:p text:style-name="P9"><text:span text:style-name="T5">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56" draw:id="id56" draw:layer="layout" svg:width="0.508cm" svg:height="0.635cm" svg:x="5.432cm" svg:y="19.199cm">
          <text:p text:style-name="P9"><text:span text:style-name="T5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57" draw:id="id57" draw:layer="layout" svg:width="0.508cm" svg:height="0.635cm" svg:x="5.94cm" svg:y="19.199cm">
          <text:p text:style-name="P9"><text:span text:style-name="T5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58" draw:id="id58" draw:layer="layout" svg:width="0.508cm" svg:height="0.635cm" svg:x="6.448cm" svg:y="19.199cm">
          <text:p text:style-name="P9"><text:span text:style-name="T5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59" draw:id="id59" draw:layer="layout" svg:width="0.508cm" svg:height="0.635cm" svg:x="6.956cm" svg:y="19.199cm">
          <text:p text:style-name="P9"><text:span text:style-name="T5">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60" draw:id="id60" draw:layer="layout" svg:width="0.508cm" svg:height="0.635cm" svg:x="7.464cm" svg:y="19.199cm">
          <text:p text:style-name="P9"><text:span text:style-name="T5">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61" draw:id="id61" draw:layer="layout" svg:width="0.508cm" svg:height="0.635cm" svg:x="7.972cm" svg:y="19.199cm">
          <text:p text:style-name="P9"><text:span text:style-name="T5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62" draw:id="id62" draw:layer="layout" svg:width="0.508cm" svg:height="0.635cm" svg:x="8.48cm" svg:y="19.199cm">
          <text:p text:style-name="P9"><text:span text:style-name="T5">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63" draw:id="id63" draw:layer="layout" svg:width="0.508cm" svg:height="0.635cm" svg:x="8.988cm" svg:y="19.199cm">
          <text:p text:style-name="P9"><text:span text:style-name="T5">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64" draw:id="id64" draw:layer="layout" svg:width="0.508cm" svg:height="0.635cm" svg:x="9.496cm" svg:y="19.199cm">
          <text:p text:style-name="P9"><text:span text:style-name="T5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65" draw:id="id65" draw:layer="layout" svg:width="0.508cm" svg:height="0.635cm" svg:x="10.004cm" svg:y="19.199cm">
          <text:p text:style-name="P9"><text:span text:style-name="T5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66" draw:id="id66" draw:layer="layout" svg:width="0.508cm" svg:height="0.635cm" svg:x="10.512cm" svg:y="19.199cm">
          <text:p text:style-name="P9"><text:span text:style-name="T5">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67" draw:id="id67" draw:layer="layout" svg:width="0.508cm" svg:height="0.635cm" svg:x="11.02cm" svg:y="19.199cm">
          <text:p text:style-name="P9"><text:span text:style-name="T5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68" draw:id="id68" draw:layer="layout" svg:width="0.508cm" svg:height="0.635cm" svg:x="11.528cm" svg:y="19.199cm">
          <text:p text:style-name="P9"><text:span text:style-name="T5">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11" xml:id="id69" draw:id="id69" draw:layer="layout" svg:width="0.508cm" svg:height="0.635cm" svg:x="12.036cm" svg:y="19.199cm">
          <text:p text:style-name="P9"><text:span text:style-name="T5">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70" draw:id="id70" draw:layer="layout" svg:width="0.508cm" svg:height="0.635cm" svg:x="12.544cm" svg:y="19.199cm">
          <text:p text:style-name="P9"><text:span text:style-name="T5">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71" draw:id="id71" draw:layer="layout" svg:width="0.508cm" svg:height="0.635cm" svg:x="13.052cm" svg:y="19.199cm">
          <text:p text:style-name="P9"><text:span text:style-name="T5">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72" draw:id="id72" draw:layer="layout" svg:width="0.508cm" svg:height="0.635cm" svg:x="13.56cm" svg:y="19.199cm">
          <text:p text:style-name="P9"><text:span text:style-name="T5">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73" draw:id="id73" draw:layer="layout" svg:width="0.508cm" svg:height="0.635cm" svg:x="14.068cm" svg:y="19.199cm">
          <text:p text:style-name="P9"><text:span text:style-name="T5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74" draw:id="id74" draw:layer="layout" svg:width="0.508cm" svg:height="0.635cm" svg:x="14.576cm" svg:y="19.199cm">
          <text:p text:style-name="P9"><text:span text:style-name="T5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46" draw:id="id46" draw:layer="layout" svg:width="0.508cm" svg:height="0.635cm" svg:x="15.084cm" svg:y="19.199cm">
          <text:p text:style-name="P9"><text:span text:style-name="T5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5.592cm" svg:y="20.469cm">
          <text:p text:style-name="P9"><text:span text:style-name="T5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7" draw:id="id47" draw:layer="layout" svg:width="0.508cm" svg:height="0.635cm" svg:x="16.1cm" svg:y="20.469cm">
          <text:p text:style-name="P9"><text:span text:style-name="T5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9" draw:id="id49" draw:layer="layout" svg:width="0.508cm" svg:height="0.635cm" svg:x="3.4cm" svg:y="20.469cm">
          <text:p text:style-name="P9"><text:span text:style-name="T5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1" draw:id="id51" draw:layer="layout" svg:width="0.508cm" svg:height="0.635cm" svg:x="3.908cm" svg:y="20.469cm">
          <text:p text:style-name="P9"><text:span text:style-name="T5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4.416cm" svg:y="20.469cm">
          <text:p text:style-name="P9"><text:span text:style-name="T5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4.924cm" svg:y="20.469cm">
          <text:p text:style-name="P9"><text:span text:style-name="T5">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5.432cm" svg:y="20.469cm">
          <text:p text:style-name="P9"><text:span text:style-name="T5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5.94cm" svg:y="20.469cm">
          <text:p text:style-name="P9"><text:span text:style-name="T5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6.448cm" svg:y="20.469cm">
          <text:p text:style-name="P9"><text:span text:style-name="T5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6.956cm" svg:y="20.469cm">
          <text:p text:style-name="P9"><text:span text:style-name="T5">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7.464cm" svg:y="20.469cm">
          <text:p text:style-name="P9"><text:span text:style-name="T5">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7.972cm" svg:y="20.469cm">
          <text:p text:style-name="P9"><text:span text:style-name="T5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8.48cm" svg:y="20.469cm">
          <text:p text:style-name="P9"><text:span text:style-name="T5">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8.988cm" svg:y="20.469cm">
          <text:p text:style-name="P9"><text:span text:style-name="T5">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9.496cm" svg:y="20.469cm">
          <text:p text:style-name="P9"><text:span text:style-name="T5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0.004cm" svg:y="20.469cm">
          <text:p text:style-name="P9"><text:span text:style-name="T5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0.512cm" svg:y="20.469cm">
          <text:p text:style-name="P9"><text:span text:style-name="T5">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1.02cm" svg:y="20.469cm">
          <text:p text:style-name="P9"><text:span text:style-name="T5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1.528cm" svg:y="20.469cm">
          <text:p text:style-name="P9"><text:span text:style-name="T5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2.036cm" svg:y="20.469cm">
          <text:p text:style-name="P9"><text:span text:style-name="T5">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2.544cm" svg:y="20.469cm">
          <text:p text:style-name="P9"><text:span text:style-name="T5">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3.052cm" svg:y="20.469cm">
          <text:p text:style-name="P9"><text:span text:style-name="T5">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3.56cm" svg:y="20.469cm">
          <text:p text:style-name="P9"><text:span text:style-name="T5">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4.068cm" svg:y="20.469cm">
          <text:p text:style-name="P9"><text:span text:style-name="T5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4.576cm" svg:y="20.469cm">
          <text:p text:style-name="P9"><text:span text:style-name="T5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508cm" svg:height="0.635cm" svg:x="15.084cm" svg:y="20.469cm">
          <text:p text:style-name="P9"><text:span text:style-name="T5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15.338cm" svg:y1="19.834cm" svg:x2="16.354cm" svg:y2="20.469cm" draw:start-shape="id46" draw:start-glue-point="6" draw:end-shape="id47" draw:end-glue-point="4" svg:d="M15338 19834l1016 635" svg:viewBox="0 0 1017 636">
          <text:p/>
        </draw:connector>
        <draw:connector draw:style-name="gr4" draw:text-style-name="P5" draw:layer="layout" draw:type="line" svg:x1="2.638cm" svg:y1="19.834cm" svg:x2="3.654cm" svg:y2="20.469cm" draw:start-shape="id48" draw:start-glue-point="6" draw:end-shape="id49" draw:end-glue-point="4" svg:d="M2638 19834l1016 635" svg:viewBox="0 0 1017 636">
          <text:p/>
        </draw:connector>
        <draw:connector draw:style-name="gr4" draw:text-style-name="P5" draw:layer="layout" draw:type="line" svg:x1="3.147cm" svg:y1="19.834cm" svg:x2="4.162cm" svg:y2="20.469cm" draw:start-shape="id50" draw:start-glue-point="6" draw:end-shape="id51" draw:end-glue-point="4" svg:d="M3147 19834l1015 635" svg:viewBox="0 0 1016 636">
          <text:p/>
        </draw:connector>
        <draw:connector draw:style-name="gr4" draw:text-style-name="P5" draw:layer="layout" draw:type="line" svg:x1="3.654cm" svg:y1="19.834cm" svg:x2="4.67cm" svg:y2="20.469cm" draw:start-shape="id52" draw:start-glue-point="6" svg:d="M3654 19834l1016 635" svg:viewBox="0 0 1017 636">
          <text:p/>
        </draw:connector>
        <draw:connector draw:style-name="gr4" draw:text-style-name="P5" draw:layer="layout" draw:type="line" svg:x1="4.162cm" svg:y1="19.834cm" svg:x2="5.178cm" svg:y2="20.469cm" draw:start-shape="id53" draw:start-glue-point="6" svg:d="M4162 19834l1016 635" svg:viewBox="0 0 1017 636">
          <text:p/>
        </draw:connector>
        <draw:connector draw:style-name="gr4" draw:text-style-name="P5" draw:layer="layout" draw:type="line" svg:x1="4.67cm" svg:y1="19.834cm" svg:x2="5.686cm" svg:y2="20.469cm" draw:start-shape="id54" draw:start-glue-point="6" svg:d="M4670 19834l1016 635" svg:viewBox="0 0 1017 636">
          <text:p/>
        </draw:connector>
        <draw:connector draw:style-name="gr4" draw:text-style-name="P5" draw:layer="layout" draw:type="line" svg:x1="5.178cm" svg:y1="19.834cm" svg:x2="6.194cm" svg:y2="20.469cm" draw:start-shape="id55" draw:start-glue-point="6" svg:d="M5178 19834l1016 635" svg:viewBox="0 0 1017 636">
          <text:p/>
        </draw:connector>
        <draw:connector draw:style-name="gr4" draw:text-style-name="P5" draw:layer="layout" draw:type="line" svg:x1="5.686cm" svg:y1="19.834cm" svg:x2="6.702cm" svg:y2="20.469cm" draw:start-shape="id56" draw:start-glue-point="6" svg:d="M5686 19834l1016 635" svg:viewBox="0 0 1017 636">
          <text:p/>
        </draw:connector>
        <draw:connector draw:style-name="gr4" draw:text-style-name="P5" draw:layer="layout" draw:type="line" svg:x1="6.194cm" svg:y1="19.834cm" svg:x2="7.21cm" svg:y2="20.469cm" draw:start-shape="id57" draw:start-glue-point="6" svg:d="M6194 19834l1016 635" svg:viewBox="0 0 1017 636">
          <text:p/>
        </draw:connector>
        <draw:connector draw:style-name="gr4" draw:text-style-name="P5" draw:layer="layout" draw:type="line" svg:x1="6.702cm" svg:y1="19.834cm" svg:x2="7.718cm" svg:y2="20.469cm" draw:start-shape="id58" draw:start-glue-point="6" svg:d="M6702 19834l1016 635" svg:viewBox="0 0 1017 636">
          <text:p/>
        </draw:connector>
        <draw:connector draw:style-name="gr4" draw:text-style-name="P5" draw:layer="layout" draw:type="line" svg:x1="7.21cm" svg:y1="19.834cm" svg:x2="8.226cm" svg:y2="20.469cm" draw:start-shape="id59" draw:start-glue-point="6" svg:d="M7210 19834l1016 635" svg:viewBox="0 0 1017 636">
          <text:p/>
        </draw:connector>
        <draw:connector draw:style-name="gr4" draw:text-style-name="P5" draw:layer="layout" draw:type="line" svg:x1="7.718cm" svg:y1="19.834cm" svg:x2="8.734cm" svg:y2="20.469cm" draw:start-shape="id60" draw:start-glue-point="6" svg:d="M7718 19834l1016 635" svg:viewBox="0 0 1017 636">
          <text:p/>
        </draw:connector>
        <draw:connector draw:style-name="gr4" draw:text-style-name="P5" draw:layer="layout" draw:type="line" svg:x1="8.226cm" svg:y1="19.834cm" svg:x2="9.242cm" svg:y2="20.469cm" draw:start-shape="id61" draw:start-glue-point="6" svg:d="M8226 19834l1016 635" svg:viewBox="0 0 1017 636">
          <text:p/>
        </draw:connector>
        <draw:connector draw:style-name="gr4" draw:text-style-name="P5" draw:layer="layout" draw:type="line" svg:x1="8.734cm" svg:y1="19.834cm" svg:x2="9.75cm" svg:y2="20.469cm" draw:start-shape="id62" draw:start-glue-point="6" svg:d="M8734 19834l1016 635" svg:viewBox="0 0 1017 636">
          <text:p/>
        </draw:connector>
        <draw:connector draw:style-name="gr4" draw:text-style-name="P5" draw:layer="layout" draw:type="line" svg:x1="9.242cm" svg:y1="19.834cm" svg:x2="10.258cm" svg:y2="20.469cm" draw:start-shape="id63" draw:start-glue-point="6" svg:d="M9242 19834l1016 635" svg:viewBox="0 0 1017 636">
          <text:p/>
        </draw:connector>
        <draw:connector draw:style-name="gr4" draw:text-style-name="P5" draw:layer="layout" draw:type="line" svg:x1="9.75cm" svg:y1="19.834cm" svg:x2="10.766cm" svg:y2="20.469cm" draw:start-shape="id64" draw:start-glue-point="6" svg:d="M9750 19834l1016 635" svg:viewBox="0 0 1017 636">
          <text:p/>
        </draw:connector>
        <draw:connector draw:style-name="gr4" draw:text-style-name="P5" draw:layer="layout" draw:type="line" svg:x1="10.258cm" svg:y1="19.834cm" svg:x2="11.274cm" svg:y2="20.469cm" draw:start-shape="id65" draw:start-glue-point="6" svg:d="M10258 19834l1016 635" svg:viewBox="0 0 1017 636">
          <text:p/>
        </draw:connector>
        <draw:connector draw:style-name="gr4" draw:text-style-name="P5" draw:layer="layout" draw:type="line" svg:x1="10.766cm" svg:y1="19.834cm" svg:x2="11.782cm" svg:y2="20.469cm" draw:start-shape="id66" draw:start-glue-point="6" svg:d="M10766 19834l1016 635" svg:viewBox="0 0 1017 636">
          <text:p/>
        </draw:connector>
        <draw:connector draw:style-name="gr4" draw:text-style-name="P5" draw:layer="layout" draw:type="line" svg:x1="11.274cm" svg:y1="19.834cm" svg:x2="12.29cm" svg:y2="20.469cm" draw:start-shape="id67" draw:start-glue-point="6" svg:d="M11274 19834l1016 635" svg:viewBox="0 0 1017 636">
          <text:p/>
        </draw:connector>
        <draw:connector draw:style-name="gr4" draw:text-style-name="P5" draw:layer="layout" draw:type="line" svg:x1="11.782cm" svg:y1="19.834cm" svg:x2="12.798cm" svg:y2="20.469cm" draw:start-shape="id68" draw:start-glue-point="6" svg:d="M11782 19834l1016 635" svg:viewBox="0 0 1017 636">
          <text:p/>
        </draw:connector>
        <draw:connector draw:style-name="gr4" draw:text-style-name="P5" draw:layer="layout" draw:type="line" svg:x1="12.29cm" svg:y1="19.834cm" svg:x2="13.306cm" svg:y2="20.469cm" draw:start-shape="id69" draw:start-glue-point="6" svg:d="M12290 19834l1016 635" svg:viewBox="0 0 1017 636">
          <text:p/>
        </draw:connector>
        <draw:connector draw:style-name="gr4" draw:text-style-name="P5" draw:layer="layout" draw:type="line" svg:x1="12.798cm" svg:y1="19.834cm" svg:x2="13.814cm" svg:y2="20.469cm" draw:start-shape="id70" draw:start-glue-point="6" svg:d="M12798 19834l1016 635" svg:viewBox="0 0 1017 636">
          <text:p/>
        </draw:connector>
        <draw:connector draw:style-name="gr4" draw:text-style-name="P5" draw:layer="layout" draw:type="line" svg:x1="13.306cm" svg:y1="19.834cm" svg:x2="14.322cm" svg:y2="20.469cm" draw:start-shape="id71" draw:start-glue-point="6" svg:d="M13306 19834l1016 635" svg:viewBox="0 0 1017 636">
          <text:p/>
        </draw:connector>
        <draw:connector draw:style-name="gr4" draw:text-style-name="P5" draw:layer="layout" draw:type="line" svg:x1="13.814cm" svg:y1="19.834cm" svg:x2="14.83cm" svg:y2="20.469cm" draw:start-shape="id72" draw:start-glue-point="6" svg:d="M13814 19834l1016 635" svg:viewBox="0 0 1017 636">
          <text:p/>
        </draw:connector>
        <draw:connector draw:style-name="gr4" draw:text-style-name="P5" draw:layer="layout" draw:type="line" svg:x1="14.322cm" svg:y1="19.834cm" svg:x2="15.338cm" svg:y2="20.469cm" draw:start-shape="id73" draw:start-glue-point="6" svg:d="M14322 19834l1016 635" svg:viewBox="0 0 1017 636">
          <text:p/>
        </draw:connector>
        <draw:connector draw:style-name="gr4" draw:text-style-name="P5" draw:layer="layout" draw:type="line" svg:x1="14.83cm" svg:y1="19.834cm" svg:x2="15.846cm" svg:y2="20.469cm" draw:start-shape="id74" draw:start-glue-point="6" svg:d="M14830 19834l1016 635" svg:viewBox="0 0 1017 636">
          <text:p/>
        </draw:connector>
        <draw:frame draw:style-name="gr10" draw:text-style-name="P13" draw:layer="layout" svg:width="2.225cm" svg:height="0.64cm" svg:x="18.216cm" svg:y="19.237cm">
          <draw:text-box>
            <text:p text:style-name="P12">rotor 1</text:p>
          </draw:text-box>
        </draw:frame>
        <draw:frame draw:style-name="gr10" draw:text-style-name="P13" draw:layer="layout" svg:width="2.225cm" svg:height="0.64cm" svg:x="18.216cm" svg:y="20.507cm">
          <draw:text-box>
            <text:p text:style-name="P12">rotor 2</text:p>
          </draw:text-box>
        </draw:frame>
        <draw:frame draw:style-name="gr11" draw:text-style-name="P13" draw:layer="layout" svg:width="2.542cm" svg:height="0.64cm" svg:x="18.216cm" svg:y="17.937cm">
          <draw:text-box>
            <text:p text:style-name="P12">original</text:p>
          </draw:text-box>
        </draw:frame>
        <draw:custom-shape draw:style-name="gr12" draw:text-style-name="P14" xml:id="id75" draw:id="id75" draw:layer="layout" svg:width="0.508cm" svg:height="0.635cm" svg:x="2.384cm" svg:y="17.942cm">
          <text:p text:style-name="P9"><text:span text:style-name="T5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xml:id="id76" draw:id="id76" draw:layer="layout" svg:width="0.508cm" svg:height="0.635cm" svg:x="2.892cm" svg:y="17.942cm">
          <text:p text:style-name="P9"><text:span text:style-name="T5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xml:id="id77" draw:id="id77" draw:layer="layout" svg:width="0.508cm" svg:height="0.635cm" svg:x="3.4cm" svg:y="17.942cm">
          <text:p text:style-name="P9"><text:span text:style-name="T5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xml:id="id78" draw:id="id78" draw:layer="layout" svg:width="0.508cm" svg:height="0.635cm" svg:x="3.908cm" svg:y="17.942cm">
          <text:p text:style-name="P9"><text:span text:style-name="T5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4.416cm" svg:y="17.942cm">
          <text:p text:style-name="P9"><text:span text:style-name="T5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4.924cm" svg:y="17.942cm">
          <text:p text:style-name="P9"><text:span text:style-name="T5">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5.432cm" svg:y="17.942cm">
          <text:p text:style-name="P9"><text:span text:style-name="T5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5.94cm" svg:y="17.942cm">
          <text:p text:style-name="P9"><text:span text:style-name="T5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6.448cm" svg:y="17.942cm">
          <text:p text:style-name="P9"><text:span text:style-name="T5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2.638cm" svg:y1="18.577cm" svg:x2="2.638cm" svg:y2="19.199cm" draw:start-shape="id75" draw:start-glue-point="6" draw:end-shape="id48" draw:end-glue-point="4" svg:d="M2638 18577v622" svg:viewBox="0 0 1 623">
          <text:p/>
        </draw:connector>
        <draw:custom-shape draw:style-name="gr12" draw:text-style-name="P14" draw:layer="layout" svg:width="0.508cm" svg:height="0.635cm" svg:x="6.956cm" svg:y="17.942cm">
          <text:p text:style-name="P9"><text:span text:style-name="T5">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7.464cm" svg:y="17.942cm">
          <text:p text:style-name="P9"><text:span text:style-name="T5">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7.972cm" svg:y="17.942cm">
          <text:p text:style-name="P9"><text:span text:style-name="T5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8.48cm" svg:y="17.942cm">
          <text:p text:style-name="P9"><text:span text:style-name="T5">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8.988cm" svg:y="17.942cm">
          <text:p text:style-name="P9"><text:span text:style-name="T5">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9.496cm" svg:y="17.942cm">
          <text:p text:style-name="P9"><text:span text:style-name="T5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0.004cm" svg:y="17.942cm">
          <text:p text:style-name="P9"><text:span text:style-name="T5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0.512cm" svg:y="17.942cm">
          <text:p text:style-name="P9"><text:span text:style-name="T5">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1.02cm" svg:y="17.942cm">
          <text:p text:style-name="P9"><text:span text:style-name="T5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1.528cm" svg:y="17.942cm">
          <text:p text:style-name="P9"><text:span text:style-name="T5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2.036cm" svg:y="17.942cm">
          <text:p text:style-name="P9"><text:span text:style-name="T5">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2.544cm" svg:y="17.942cm">
          <text:p text:style-name="P9"><text:span text:style-name="T5">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3.052cm" svg:y="17.942cm">
          <text:p text:style-name="P9"><text:span text:style-name="T5">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3.56cm" svg:y="17.942cm">
          <text:p text:style-name="P9"><text:span text:style-name="T5">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4.068cm" svg:y="17.942cm">
          <text:p text:style-name="P9"><text:span text:style-name="T5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4.576cm" svg:y="17.942cm">
          <text:p text:style-name="P9"><text:span text:style-name="T5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4" draw:layer="layout" svg:width="0.508cm" svg:height="0.635cm" svg:x="15.084cm" svg:y="17.942cm">
          <text:p text:style-name="P9"><text:span text:style-name="T5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3.146cm" svg:y1="18.577cm" svg:x2="3.147cm" svg:y2="19.199cm" draw:start-shape="id76" draw:start-glue-point="6" draw:end-shape="id50" draw:end-glue-point="4" svg:d="M3146 18577l1 622" svg:viewBox="0 0 2 623">
          <text:p/>
        </draw:connector>
        <draw:connector draw:style-name="gr4" draw:text-style-name="P5" draw:layer="layout" draw:type="line" svg:x1="3.654cm" svg:y1="18.577cm" svg:x2="3.654cm" svg:y2="19.199cm" draw:start-shape="id77" draw:start-glue-point="6" draw:end-shape="id52" draw:end-glue-point="4" svg:d="M3654 18577v622" svg:viewBox="0 0 1 623">
          <text:p/>
        </draw:connector>
        <draw:connector draw:style-name="gr4" draw:text-style-name="P5" draw:layer="layout" draw:type="line" svg:x1="4.162cm" svg:y1="18.577cm" svg:x2="4.162cm" svg:y2="19.199cm" draw:start-shape="id78" draw:start-glue-point="6" draw:end-shape="id53" draw:end-glue-point="4" svg:d="M4162 18577v622" svg:viewBox="0 0 1 623">
          <text:p/>
        </draw:connector>
        <draw:connector draw:style-name="gr4" draw:text-style-name="P5" draw:layer="layout" draw:type="line" svg:x1="4.638cm" svg:y1="18.564cm" svg:x2="4.638cm" svg:y2="19.186cm" svg:d="M4638 18564v622" svg:viewBox="0 0 1 623">
          <text:p/>
        </draw:connector>
        <draw:connector draw:style-name="gr4" draw:text-style-name="P5" draw:layer="layout" draw:type="line" svg:x1="5.146cm" svg:y1="18.564cm" svg:x2="5.147cm" svg:y2="19.186cm" svg:d="M5146 18564l1 622" svg:viewBox="0 0 2 623">
          <text:p/>
        </draw:connector>
        <draw:connector draw:style-name="gr4" draw:text-style-name="P5" draw:layer="layout" draw:type="line" svg:x1="5.654cm" svg:y1="18.564cm" svg:x2="5.654cm" svg:y2="19.186cm" svg:d="M5654 18564v622" svg:viewBox="0 0 1 623">
          <text:p/>
        </draw:connector>
        <draw:connector draw:style-name="gr4" draw:text-style-name="P5" draw:layer="layout" draw:type="line" svg:x1="6.162cm" svg:y1="18.564cm" svg:x2="6.162cm" svg:y2="19.186cm" svg:d="M6162 18564v622" svg:viewBox="0 0 1 623">
          <text:p/>
        </draw:connector>
        <draw:connector draw:style-name="gr4" draw:text-style-name="P5" draw:layer="layout" draw:type="line" svg:x1="6.738cm" svg:y1="18.564cm" svg:x2="6.738cm" svg:y2="19.186cm" svg:d="M6738 18564v622" svg:viewBox="0 0 1 623">
          <text:p/>
        </draw:connector>
        <draw:connector draw:style-name="gr4" draw:text-style-name="P5" draw:layer="layout" draw:type="line" svg:x1="7.246cm" svg:y1="18.564cm" svg:x2="7.247cm" svg:y2="19.186cm" svg:d="M7246 18564l1 622" svg:viewBox="0 0 2 623">
          <text:p/>
        </draw:connector>
        <draw:connector draw:style-name="gr4" draw:text-style-name="P5" draw:layer="layout" draw:type="line" svg:x1="7.754cm" svg:y1="18.564cm" svg:x2="7.754cm" svg:y2="19.186cm" svg:d="M7754 18564v622" svg:viewBox="0 0 1 623">
          <text:p/>
        </draw:connector>
        <draw:connector draw:style-name="gr4" draw:text-style-name="P5" draw:layer="layout" draw:type="line" svg:x1="8.262cm" svg:y1="18.564cm" svg:x2="8.262cm" svg:y2="19.186cm" svg:d="M8262 18564v622" svg:viewBox="0 0 1 623">
          <text:p/>
        </draw:connector>
        <draw:connector draw:style-name="gr4" draw:text-style-name="P5" draw:layer="layout" draw:type="line" svg:x1="8.738cm" svg:y1="18.564cm" svg:x2="8.738cm" svg:y2="19.186cm" svg:d="M8738 18564v622" svg:viewBox="0 0 1 623">
          <text:p/>
        </draw:connector>
        <draw:connector draw:style-name="gr4" draw:text-style-name="P5" draw:layer="layout" draw:type="line" svg:x1="9.246cm" svg:y1="18.564cm" svg:x2="9.247cm" svg:y2="19.186cm" svg:d="M9246 18564l1 622" svg:viewBox="0 0 2 623">
          <text:p/>
        </draw:connector>
        <draw:connector draw:style-name="gr4" draw:text-style-name="P5" draw:layer="layout" draw:type="line" svg:x1="9.754cm" svg:y1="18.564cm" svg:x2="9.754cm" svg:y2="19.186cm" svg:d="M9754 18564v622" svg:viewBox="0 0 1 623">
          <text:p/>
        </draw:connector>
        <draw:connector draw:style-name="gr4" draw:text-style-name="P5" draw:layer="layout" draw:type="line" svg:x1="10.262cm" svg:y1="18.564cm" svg:x2="10.262cm" svg:y2="19.186cm" svg:d="M10262 18564v622" svg:viewBox="0 0 1 623">
          <text:p/>
        </draw:connector>
        <draw:connector draw:style-name="gr4" draw:text-style-name="P5" draw:layer="layout" draw:type="line" svg:x1="10.766cm" svg:y1="18.615cm" svg:x2="10.766cm" svg:y2="19.237cm" svg:d="M10766 18615v622" svg:viewBox="0 0 1 623">
          <text:p/>
        </draw:connector>
        <draw:connector draw:style-name="gr4" draw:text-style-name="P5" draw:layer="layout" draw:type="line" svg:x1="11.274cm" svg:y1="18.615cm" svg:x2="11.275cm" svg:y2="19.237cm" svg:d="M11274 18615l1 622" svg:viewBox="0 0 2 623">
          <text:p/>
        </draw:connector>
        <draw:connector draw:style-name="gr4" draw:text-style-name="P5" draw:layer="layout" draw:type="line" svg:x1="11.782cm" svg:y1="18.615cm" svg:x2="11.782cm" svg:y2="19.237cm" svg:d="M11782 18615v622" svg:viewBox="0 0 1 623">
          <text:p/>
        </draw:connector>
        <draw:connector draw:style-name="gr4" draw:text-style-name="P5" draw:layer="layout" draw:type="line" svg:x1="12.29cm" svg:y1="18.615cm" svg:x2="12.29cm" svg:y2="19.237cm" svg:d="M12290 18615v622" svg:viewBox="0 0 1 623">
          <text:p/>
        </draw:connector>
        <draw:connector draw:style-name="gr4" draw:text-style-name="P5" draw:layer="layout" draw:type="line" svg:x1="12.766cm" svg:y1="18.602cm" svg:x2="12.766cm" svg:y2="19.224cm" svg:d="M12766 18602v622" svg:viewBox="0 0 1 623">
          <text:p/>
        </draw:connector>
        <draw:connector draw:style-name="gr4" draw:text-style-name="P5" draw:layer="layout" draw:type="line" svg:x1="13.274cm" svg:y1="18.602cm" svg:x2="13.275cm" svg:y2="19.224cm" svg:d="M13274 18602l1 622" svg:viewBox="0 0 2 623">
          <text:p/>
        </draw:connector>
        <draw:connector draw:style-name="gr4" draw:text-style-name="P5" draw:layer="layout" draw:type="line" svg:x1="13.782cm" svg:y1="18.602cm" svg:x2="13.782cm" svg:y2="19.224cm" svg:d="M13782 18602v622" svg:viewBox="0 0 1 623">
          <text:p/>
        </draw:connector>
        <draw:connector draw:style-name="gr4" draw:text-style-name="P5" draw:layer="layout" draw:type="line" svg:x1="14.29cm" svg:y1="18.602cm" svg:x2="14.29cm" svg:y2="19.224cm" svg:d="M14290 18602v622" svg:viewBox="0 0 1 623">
          <text:p/>
        </draw:connector>
        <draw:connector draw:style-name="gr4" draw:text-style-name="P5" draw:layer="layout" draw:type="line" svg:x1="14.782cm" svg:y1="18.589cm" svg:x2="14.782cm" svg:y2="19.211cm" svg:d="M14782 18589v622" svg:viewBox="0 0 1 623">
          <text:p/>
        </draw:connector>
        <draw:connector draw:style-name="gr4" draw:text-style-name="P5" draw:layer="layout" draw:type="line" svg:x1="15.29cm" svg:y1="18.589cm" svg:x2="15.29cm" svg:y2="19.211cm" svg:d="M15290 18589v622" svg:viewBox="0 0 1 6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2" svg:font-family="'Ubuntu Mono'" style:font-pitch="fixed"/>
    <style:font-face style:name="MS Gothic" svg:font-family="'MS Gothic'" style:font-pitch="variable"/>
    <style:font-face style:name="Tahoma1" svg:font-family="Tahoma" style:font-pitch="variable"/>
    <style:font-face style:name="Ubuntu Mono" svg:font-family="'Ubuntu Mono'" style:font-pitch="variable"/>
    <style:font-face style:name="Ubuntu Mono1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cm" fo:padding-bottom="0cm" fo:padding-left="0cm" fo:padding-right="0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 Mono1" fo:font-family="'Ubuntu Mono'" style:font-style-name="Regular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al Davis</meta:initial-creator>
    <meta:creation-date>2016-03-05T07:12:52.557712000</meta:creation-date>
    <dc:date>2018-09-11T19:48:10.431742208</dc:date>
    <meta:editing-duration>PT9H28M13S</meta:editing-duration>
    <meta:editing-cycles>11</meta:editing-cycles>
    <meta:generator>LibreOffice/6.0.5.2$Linux_X86_64 LibreOffice_project/54c8cbb85f300ac59db32fe8a675ff7683cd5a16</meta:generator>
    <meta:document-statistic meta:object-count="429"/>
  </office:meta>
</office:document-meta>
</file>